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87mm"/>
    </style:style>
    <style:style style:name="co2" style:family="table-column">
      <style:table-column-properties fo:break-before="auto" style:column-width="200.01mm"/>
    </style:style>
    <style:style style:name="co3" style:family="table-column">
      <style:table-column-properties fo:break-before="auto" style:column-width="68.4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98mm" fo:break-before="auto" style:use-optimal-row-height="true"/>
    </style:style>
    <style:style style:name="ro3" style:family="table-row">
      <style:table-row-properties style:row-height="4.74mm" fo:break-before="auto" style:use-optimal-row-height="true"/>
    </style:style>
    <style:style style:name="ro4" style:family="table-row">
      <style:table-row-properties style:row-height="25.38mm" fo:break-before="auto" style:use-optimal-row-height="true"/>
    </style:style>
    <style:style style:name="ro5" style:family="table-row">
      <style:table-row-properties style:row-height="13.21mm" fo:break-before="auto" style:use-optimal-row-height="true"/>
    </style:style>
    <style:style style:name="ro6" style:family="table-row">
      <style:table-row-properties style:row-height="12.95mm" fo:break-before="auto" style:use-optimal-row-height="true"/>
    </style:style>
    <style:style style:name="ro7" style:family="table-row">
      <style:table-row-properties style:row-height="16.92mm" fo:break-before="auto" style:use-optimal-row-height="true"/>
    </style:style>
    <style:style style:name="ro8" style:family="table-row">
      <style:table-row-properties style:row-height="8.71mm" fo:break-before="auto" style:use-optimal-row-height="true"/>
    </style:style>
    <style:style style:name="ro9" style:family="table-row">
      <style:table-row-properties style:row-height="24.85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21.15mm" fo:break-before="auto" style:use-optimal-row-height="true"/>
    </style:style>
    <style:style style:name="ro12" style:family="table-row">
      <style:table-row-properties style:row-height="21.41mm" fo:break-before="auto" style:use-optimal-row-height="true"/>
    </style:style>
    <style:style style:name="ro13" style:family="table-row">
      <style:table-row-properties style:row-height="17.44mm" fo:break-before="auto" style:use-optimal-row-height="true"/>
    </style:style>
    <style:style style:name="ro14" style:family="table-row">
      <style:table-row-properties style:row-height="20.88mm" fo:break-before="auto" style:use-optimal-row-height="true"/>
    </style:style>
    <style:style style:name="ro15" style:family="table-row">
      <style:table-row-properties style:row-height="25.65mm" fo:break-before="auto" style:use-optimal-row-height="true"/>
    </style:style>
    <style:style style:name="ro16" style:family="table-row">
      <style:table-row-properties style:row-height="17.18mm" fo:break-before="auto" style:use-optimal-row-height="true"/>
    </style:style>
    <style:style style:name="ro17" style:family="table-row">
      <style:table-row-properties style:row-height="21.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fo:wrap-option="wrap"/>
    </style:style>
  </office:automatic-styles>
  <office:body>
    <office:spreadsheet>
      <table:calculation-settings table:automatic-find-labels="false"/>
      <table:table table:name="quotes" table:style-name="ta1">
        <table:table-column table:style-name="co1" table:default-cell-style-name="ce1"/>
        <table:table-column table:style-name="co2" table:default-cell-style-name="ce3"/>
        <table:table-column table:style-name="co3" table:default-cell-style-name="Default"/>
        <table:table-row table:style-name="ro1">
          <table:table-cell office:value-type="string" calcext:value-type="string">
            <text:p>fancy</text:p>
          </table:table-cell>
          <table:table-cell table:style-name="ce2" office:value-type="string" calcext:value-type="string">
            <text:p>content</text:p>
          </table:table-cell>
          <table:table-cell/>
        </table:table-row>
        <table:table-row table:style-name="ro2">
          <table:table-cell office:value-type="string" calcext:value-type="string">
            <text:p>喜欢(15060)</text:p>
          </table:table-cell>
          <table:table-cell office:value-type="string" calcext:value-type="string">
            <text:p>['无论走到哪里，都应该记住，过去都是假的，回忆是一条没有尽头的路，一切以往的春天都不复存在，就连那最坚韧而又狂乱的爱情归根结底也不过是一种转瞬即逝的现实。']</text:p>
          </table:table-cell>
          <table:table-cell/>
        </table:table-row>
        <table:table-row table:style-name="ro2">
          <table:table-cell office:value-type="string" calcext:value-type="string">
            <text:p>喜欢(5636)</text:p>
          </table:table-cell>
          <table:table-cell office:value-type="string" calcext:value-type="string">
            <text:p>['过去都是假的，回忆是一条没有归途的路，以往的一切春天都无法复原，即使最狂热最坚贞的爱情，归根结底也不过是一种瞬息即逝的现实，唯有孤独永恒。']</text:p>
          </table:table-cell>
          <table:table-cell/>
        </table:table-row>
        <table:table-row table:style-name="ro2">
          <table:table-cell office:value-type="string" calcext:value-type="string">
            <text:p>喜欢(5456)</text:p>
          </table:table-cell>
          <table:table-cell office:value-type="string" calcext:value-type="string">
            <text:p>['What matters in life is not what happens to you but what you remember and how you remember it.\r', '生命中真正重要的不是你遭遇了什么，而是你记住了哪些事，又是如何铭记的。']</text:p>
          </table:table-cell>
          <table:table-cell/>
        </table:table-row>
        <table:table-row table:style-name="ro2">
          <table:table-cell office:value-type="string" calcext:value-type="string">
            <text:p>喜欢(3504)</text:p>
          </table:table-cell>
          <table:table-cell office:value-type="string" calcext:value-type="string">
            <text:p>['我们趋行在人生这个亘古的旅途，在坎坷中奔跑，在挫折里涅槃，忧愁缠满全身，痛苦飘洒一地。我们累，却无从止歇；我们苦，却无法回避。']</text:p>
          </table:table-cell>
          <table:table-cell/>
        </table:table-row>
        <table:table-row table:style-name="ro3">
          <table:table-cell office:value-type="string" calcext:value-type="string">
            <text:p>喜欢(3342)</text:p>
          </table:table-cell>
          <table:table-cell office:value-type="string" calcext:value-type="string">
            <text:p>['买下一张永久车票,登上一列永无终点的火车。']</text:p>
          </table:table-cell>
          <table:table-cell/>
        </table:table-row>
        <table:table-row table:style-name="ro2">
          <table:table-cell office:value-type="string" calcext:value-type="string">
            <text:p>喜欢(2049)</text:p>
          </table:table-cell>
          <table:table-cell office:value-type="string" calcext:value-type="string">
            <text:p>['所有人都显得很寂寞，用自己的方式想尽办法排遣寂寞，事实上仍是延续自己的寂寞。寂寞是造化对群居者的诅咒，孤独才是寂寞的唯一出口。']</text:p>
          </table:table-cell>
          <table:table-cell/>
        </table:table-row>
        <table:table-row table:style-name="ro3">
          <table:table-cell office:value-type="string" calcext:value-type="string">
            <text:p>喜欢(1743)</text:p>
          </table:table-cell>
          <table:table-cell office:value-type="string" calcext:value-type="string">
            <text:p>['无论走到哪里，都应该记住，过去都是假的，回忆是一条没有尽头的路，一切以往的春天都不复存在']</text:p>
          </table:table-cell>
          <table:table-cell/>
        </table:table-row>
        <table:table-row table:style-name="ro2">
          <table:table-cell office:value-type="string" calcext:value-type="string">
            <text:p>喜欢(1717)</text:p>
          </table:table-cell>
          <table:table-cell office:value-type="string" calcext:value-type="string">
            <text:p>['生命从来不曾离开过孤独而独立存在。无论是我们出生、我们成长、我们相爱还是我们成功失败，直到最后的最后，孤独犹如影子一样存在于生命一隅。']</text:p>
          </table:table-cell>
          <table:table-cell/>
        </table:table-row>
        <table:table-row table:style-name="ro3">
          <table:table-cell office:value-type="string" calcext:value-type="string">
            <text:p>喜欢(1458)</text:p>
          </table:table-cell>
          <table:table-cell office:value-type="string" calcext:value-type="string">
            <text:p>['一个幸福晚年的秘决不是别的，而是与孤寂签订一个体面的协定。']</text:p>
          </table:table-cell>
          <table:table-cell/>
        </table:table-row>
        <table:table-row table:style-name="ro3">
          <table:table-cell office:value-type="string" calcext:value-type="string">
            <text:p>喜欢(1428)</text:p>
          </table:table-cell>
          <table:table-cell office:value-type="string" calcext:value-type="string">
            <text:p>['往日的推心置腹已经一去不返，同谋和交流变成敌意与缄默。']</text:p>
          </table:table-cell>
          <table:table-cell/>
        </table:table-row>
        <table:table-row table:style-name="ro3">
          <table:table-cell office:value-type="string" calcext:value-type="string">
            <text:p>喜欢(1194)</text:p>
          </table:table-cell>
          <table:table-cell office:value-type="string" calcext:value-type="string">
            <text:p>['生未百年，死不孤独。']</text:p>
          </table:table-cell>
          <table:table-cell/>
        </table:table-row>
        <table:table-row table:style-name="ro3">
          <table:table-cell office:value-type="string" calcext:value-type="string">
            <text:p>喜欢(1040)</text:p>
          </table:table-cell>
          <table:table-cell office:value-type="string" calcext:value-type="string">
            <text:p>['预感总是倏然来临，灵光一现，好像一种确凿无疑的信念在瞬间萌生却无从捕捉。']</text:p>
          </table:table-cell>
          <table:table-cell/>
        </table:table-row>
        <table:table-row table:style-name="ro3">
          <table:table-cell office:value-type="string" calcext:value-type="string">
            <text:p>喜欢(925)</text:p>
          </table:table-cell>
          <table:table-cell office:value-type="string" calcext:value-type="string">
            <text:p>['此时微风初起，风中充盈着过往的群声嘁喳，旧日天竺葵的呢喃窸窣，无法排遣的怀念来临前的失望叹息。']</text:p>
          </table:table-cell>
          <table:table-cell/>
        </table:table-row>
        <table:table-row table:style-name="ro3">
          <table:table-cell office:value-type="string" calcext:value-type="string">
            <text:p>喜欢(924)</text:p>
          </table:table-cell>
          <table:table-cell office:value-type="string" calcext:value-type="string">
            <text:p>['钟摆能让任何东西飞起来，却无法使自己腾空。']</text:p>
          </table:table-cell>
          <table:table-cell/>
        </table:table-row>
        <table:table-row table:style-name="ro3">
          <table:table-cell office:value-type="string" calcext:value-type="string">
            <text:p>喜欢(911)</text:p>
          </table:table-cell>
          <table:table-cell office:value-type="string" calcext:value-type="string">
            <text:p>['你那么憎恨那些人，跟他们斗了那么久，最终却变得和他们一样，人世间没有任何理想值得以这样的沉沦作为代价。']</text:p>
          </table:table-cell>
          <table:table-cell/>
        </table:table-row>
        <table:table-row table:style-name="ro3">
          <table:table-cell office:value-type="string" calcext:value-type="string">
            <text:p>喜欢(900)</text:p>
          </table:table-cell>
          <table:table-cell office:value-type="string" calcext:value-type="string">
            <text:p>['越文明，越孤独。']</text:p>
          </table:table-cell>
          <table:table-cell/>
        </table:table-row>
        <table:table-row table:style-name="ro3">
          <table:table-cell office:value-type="string" calcext:value-type="string">
            <text:p>喜欢(886)</text:p>
          </table:table-cell>
          <table:table-cell office:value-type="string" calcext:value-type="string">
            <text:p>['很多人选择了向虚拟现实的魅力屈服，寄情于自我幻想，这纵然不切实际却更能与人安慰。']</text:p>
          </table:table-cell>
          <table:table-cell/>
        </table:table-row>
        <table:table-row table:style-name="ro3">
          <table:table-cell office:value-type="string" calcext:value-type="string">
            <text:p>喜欢(871)</text:p>
          </table:table-cell>
          <table:table-cell office:value-type="string" calcext:value-type="string">
            <text:p>['生命中所有的灿烂，终要寂寞偿还。']</text:p>
          </table:table-cell>
          <table:table-cell/>
        </table:table-row>
        <table:table-row table:style-name="ro3">
          <table:table-cell office:value-type="string" calcext:value-type="string">
            <text:p>喜欢(825)</text:p>
          </table:table-cell>
          <table:table-cell office:value-type="string" calcext:value-type="string">
            <text:p>['人不是该死的时候死的，而是能死的时候死的。']</text:p>
          </table:table-cell>
          <table:table-cell/>
        </table:table-row>
        <table:table-row table:style-name="ro3">
          <table:table-cell office:value-type="string" calcext:value-type="string">
            <text:p>喜欢(774)</text:p>
          </table:table-cell>
          <table:table-cell office:value-type="string" calcext:value-type="string">
            <text:p>['过去都是假的，回忆没有归路，春天总是一去不返，最疯狂执着的爱情也终究是过眼云烟。']</text:p>
          </table:table-cell>
          <table:table-cell/>
        </table:table-row>
        <table:table-row table:style-name="ro4">
          <table:table-cell office:value-type="string" calcext:value-type="string">
            <text:p>喜欢(743)</text:p>
          </table:table-cell>
          <table:table-cell office:value-type="string" calcext:value-type="string">
            <text:p>['过去都是假的，回忆是一条没有归途的路，以往的一切春天都无法复原，即使最狂乱且坚韧的爱情，归根结底也不过是一种瞬息即逝的现实，唯有孤独永恒。\r', '父母是隔在我们和死亡之间的帘子。你和死亡好象隔着什么在看，没有什么感受，你的父母挡在你们中间，等到你的父母过世了，你才会直面这些东西，不然你看到的死亡是很抽象的，你不知道。亲戚，朋友，邻居，隔代，他们去世对你的压力不是那么直接，父母是隔在你和死亡之间的一道帘子，把你挡了一下，你最亲密的人会影响你的生死观。\r', '一个幸福晚年的秘决不是别的，而是与孤寂签订一个体面的协定。\r', '即使以为自己的感情已经干涸得无法给予，也总会有一个时刻一样东西能拨动心灵深处的弦，我们毕竟不是生来就享受孤独的。']</text:p>
          </table:table-cell>
          <table:table-cell/>
        </table:table-row>
        <table:table-row table:style-name="ro3">
          <table:table-cell office:value-type="string" calcext:value-type="string">
            <text:p>喜欢(685)</text:p>
          </table:table-cell>
          <table:table-cell office:value-type="string" calcext:value-type="string">
            <text:p>['原来时间也会失误和出现意外，并因此迸裂，在某个房间里留下永恒的片段。']</text:p>
          </table:table-cell>
          <table:table-cell/>
        </table:table-row>
        <table:table-row table:style-name="ro3">
          <table:table-cell office:value-type="string" calcext:value-type="string">
            <text:p>喜欢(667)</text:p>
          </table:table-cell>
          <table:table-cell office:value-type="string" calcext:value-type="string">
            <text:p>['一分钟的和好抵得过一辈子的友谊。']</text:p>
          </table:table-cell>
          <table:table-cell/>
        </table:table-row>
        <table:table-row table:style-name="ro3">
          <table:table-cell office:value-type="string" calcext:value-type="string">
            <text:p>喜欢(652)</text:p>
          </table:table-cell>
          <table:table-cell office:value-type="string" calcext:value-type="string">
            <text:p>['只有用水将心上的雾气淘洗干净，荣光才会照亮最初的梦想。']</text:p>
          </table:table-cell>
          <table:table-cell/>
        </table:table-row>
        <table:table-row table:style-name="ro3">
          <table:table-cell office:value-type="string" calcext:value-type="string">
            <text:p>喜欢(650)</text:p>
          </table:table-cell>
          <table:table-cell office:value-type="string" calcext:value-type="string">
            <text:p>['哪儿有贫穷，哪儿就有爱情。']</text:p>
          </table:table-cell>
          <table:table-cell/>
        </table:table-row>
        <table:table-row table:style-name="ro3">
          <table:table-cell office:value-type="string" calcext:value-type="string">
            <text:p>喜欢(603)</text:p>
          </table:table-cell>
          <table:table-cell office:value-type="string" calcext:value-type="string">
            <text:p>['时间平复了一时的冲动，却加深了挫败感。']</text:p>
          </table:table-cell>
          <table:table-cell/>
        </table:table-row>
        <table:table-row table:style-name="ro3">
          <table:table-cell office:value-type="string" calcext:value-type="string">
            <text:p>喜欢(586)</text:p>
          </table:table-cell>
          <table:table-cell office:value-type="string" calcext:value-type="string">
            <text:p>['世界不过是身外之物']</text:p>
          </table:table-cell>
          <table:table-cell/>
        </table:table-row>
        <table:table-row table:style-name="ro3">
          <table:table-cell office:value-type="string" calcext:value-type="string">
            <text:p>喜欢(568)</text:p>
          </table:table-cell>
          <table:table-cell office:value-type="string" calcext:value-type="string">
            <text:p>['谎言说得越来越真诚，最后连她自己也从中得到了安慰。']</text:p>
          </table:table-cell>
          <table:table-cell/>
        </table:table-row>
        <table:table-row table:style-name="ro3">
          <table:table-cell office:value-type="string" calcext:value-type="string">
            <text:p>喜欢(542)</text:p>
          </table:table-cell>
          <table:table-cell office:value-type="string" calcext:value-type="string">
            <text:p>['死亡跟他没有什么关系，而生命对他才有意义。']</text:p>
          </table:table-cell>
          <table:table-cell/>
        </table:table-row>
        <table:table-row table:style-name="ro2">
          <table:table-cell office:value-type="string" calcext:value-type="string">
            <text:p>喜欢(527)</text:p>
          </table:table-cell>
          <table:table-cell office:value-type="string" calcext:value-type="string">
            <text:p>['当事人的苦笑取代了旁观者的眼泪，“愚者”自我表达的切肤之痛取代了“智者”貌似公允的批判和分析，更能收到唤起被愚弄者群体深刻反省的客观效果。']</text:p>
          </table:table-cell>
          <table:table-cell/>
        </table:table-row>
        <table:table-row table:style-name="ro3">
          <table:table-cell office:value-type="string" calcext:value-type="string">
            <text:p>喜欢(506)</text:p>
          </table:table-cell>
          <table:table-cell office:value-type="string" calcext:value-type="string">
            <text:p>['正因为当初对未来做了太多的憧憬，所以对现在的自己尤其失望。生命中曾经有过的所有灿烂，终究都需要用寂寞来偿还']</text:p>
          </table:table-cell>
          <table:table-cell/>
        </table:table-row>
        <table:table-row table:style-name="ro3">
          <table:table-cell office:value-type="string" calcext:value-type="string">
            <text:p>喜欢(461)</text:p>
          </table:table-cell>
          <table:table-cell office:value-type="string" calcext:value-type="string">
            <text:p>['我们打了这么多年仗，一切只不过是为了别把我们的房子涂成蓝色。']</text:p>
          </table:table-cell>
          <table:table-cell/>
        </table:table-row>
        <table:table-row table:style-name="ro2">
          <table:table-cell office:value-type="string" calcext:value-type="string">
            <text:p>喜欢(417)</text:p>
          </table:table-cell>
          <table:table-cell office:value-type="string" calcext:value-type="string">
            <text:p>['还等什么呢？时间都过去了，话是这么说，但不至于那么快。无论走到哪里，都应该记住，过去都是假的，回忆是一条没有尽头的路，一切以往的春天都一去不复存在，就连那最坚韧而又狂乱的爱情归根结底也不过是一种转瞬即逝的现实！']</text:p>
          </table:table-cell>
          <table:table-cell/>
        </table:table-row>
        <table:table-row table:style-name="ro3">
          <table:table-cell office:value-type="string" calcext:value-type="string">
            <text:p>喜欢(372)</text:p>
          </table:table-cell>
          <table:table-cell office:value-type="string" calcext:value-type="string">
            <text:p>['“留神你的心，奥雷里亚诺，”赫里内勒多·马尔克斯上校对他说，“你正在活活腐烂。”']</text:p>
          </table:table-cell>
          <table:table-cell/>
        </table:table-row>
        <table:table-row table:style-name="ro3">
          <table:table-cell office:value-type="string" calcext:value-type="string">
            <text:p>喜欢(364)</text:p>
          </table:table-cell>
          <table:table-cell office:value-type="string" calcext:value-type="string">
            <text:p>['对我来说，只要能确定你我在这一刻的存在就够了。']</text:p>
          </table:table-cell>
          <table:table-cell/>
        </table:table-row>
        <table:table-row table:style-name="ro3">
          <table:table-cell office:value-type="string" calcext:value-type="string">
            <text:p>喜欢(352)</text:p>
          </table:table-cell>
          <table:table-cell office:value-type="string" calcext:value-type="string">
            <text:p>['人生比你想象的要短。']</text:p>
          </table:table-cell>
          <table:table-cell/>
        </table:table-row>
        <table:table-row table:style-name="ro3">
          <table:table-cell office:value-type="string" calcext:value-type="string">
            <text:p>喜欢(350)</text:p>
          </table:table-cell>
          <table:table-cell office:value-type="string" calcext:value-type="string">
            <text:p>['有的人想睡觉，但不是因为困倦，而是出于对睡觉的怀念。']</text:p>
          </table:table-cell>
          <table:table-cell/>
        </table:table-row>
        <table:table-row table:style-name="ro2">
          <table:table-cell office:value-type="string" calcext:value-type="string">
            <text:p>喜欢(327)</text:p>
          </table:table-cell>
          <table:table-cell office:value-type="string" calcext:value-type="string">
            <text:p>['他没有察觉到时光在家里造成的细微而又令人心碎的破坏，这么长日子外出之后，对任何一个有着清晰记忆的人来说，这种破坏都会觉得是一种灾难。']</text:p>
          </table:table-cell>
          <table:table-cell/>
        </table:table-row>
        <table:table-row table:style-name="ro3">
          <table:table-cell office:value-type="string" calcext:value-type="string">
            <text:p>喜欢(323)</text:p>
          </table:table-cell>
          <table:table-cell office:value-type="string" calcext:value-type="string">
            <text:p>['生命中曾经有过的所有喧嚣，都将用寂寞来偿还']</text:p>
          </table:table-cell>
          <table:table-cell/>
        </table:table-row>
        <table:table-row table:style-name="ro3">
          <table:table-cell office:value-type="string" calcext:value-type="string">
            <text:p>喜欢(314)</text:p>
          </table:table-cell>
          <table:table-cell office:value-type="string" calcext:value-type="string">
            <text:p>['死神一直追随他的脚步，嗅闻他的行踪，但尚未下定决心，给他最后一击。']</text:p>
          </table:table-cell>
          <table:table-cell/>
        </table:table-row>
        <table:table-row table:style-name="ro3">
          <table:table-cell office:value-type="string" calcext:value-type="string">
            <text:p>喜欢(310)</text:p>
          </table:table-cell>
          <table:table-cell office:value-type="string" calcext:value-type="string">
            <text:p>['战争已经被扔进了存放悲惨记忆的高阁，它仅仅在开启香槟酒的砰砰爆气里被偶尔提到。']</text:p>
          </table:table-cell>
          <table:table-cell/>
        </table:table-row>
        <table:table-row table:style-name="ro3">
          <table:table-cell office:value-type="string" calcext:value-type="string">
            <text:p>喜欢(296)</text:p>
          </table:table-cell>
          <table:table-cell office:value-type="string" calcext:value-type="string">
            <text:p>['一个人不是在该死的时候死，而是在能死的时候死。']</text:p>
          </table:table-cell>
          <table:table-cell/>
        </table:table-row>
        <table:table-row table:style-name="ro2">
          <table:table-cell office:value-type="string" calcext:value-type="string">
            <text:p>喜欢(295)</text:p>
          </table:table-cell>
          <table:table-cell office:value-type="string" calcext:value-type="string">
            <text:p>['在一道清醒的电光中，他意识到自己的心灵承载不起这么多往事的负重，他被自己和他人的回忆纠缠如同致命的长矛刺穿心房，不禁羡慕凋零玫瑰间横斜的蜘蛛网如此沉着，杂草毒麦如此坚韧，二月清晨的明亮空气如此从容。']</text:p>
          </table:table-cell>
          <table:table-cell/>
        </table:table-row>
        <table:table-row table:style-name="ro3">
          <table:table-cell office:value-type="string" calcext:value-type="string">
            <text:p>喜欢(275)</text:p>
          </table:table-cell>
          <table:table-cell office:value-type="string" calcext:value-type="string">
            <text:p>['“Hot est simplicisimum. (简单之极 。)”他回答，“因为我疯了。”']</text:p>
          </table:table-cell>
          <table:table-cell/>
        </table:table-row>
        <table:table-row table:style-name="ro3">
          <table:table-cell office:value-type="string" calcext:value-type="string">
            <text:p>喜欢(269)</text:p>
          </table:table-cell>
          <table:table-cell office:value-type="string" calcext:value-type="string">
            <text:p>['在谵妄中挣扎。']</text:p>
          </table:table-cell>
          <table:table-cell/>
        </table:table-row>
        <table:table-row table:style-name="ro2">
          <table:table-cell office:value-type="string" calcext:value-type="string">
            <text:p>喜欢(266)</text:p>
          </table:table-cell>
          <table:table-cell office:value-type="string" calcext:value-type="string">
            <text:p>['他从路经的车站寄来明信片，兴高采烈地描述车窗外瞬间闪过的世间万象，仿佛将一首飞逝的长诗，撕成碎片向着遗忘之乡一路抛洒']</text:p>
          </table:table-cell>
          <table:table-cell/>
        </table:table-row>
        <table:table-row table:style-name="ro3">
          <table:table-cell office:value-type="string" calcext:value-type="string">
            <text:p>喜欢(261)</text:p>
          </table:table-cell>
          <table:table-cell office:value-type="string" calcext:value-type="string">
            <text:p>['不到一百年，就不该有人知道其中的含义。']</text:p>
          </table:table-cell>
          <table:table-cell/>
        </table:table-row>
        <table:table-row table:style-name="ro3">
          <table:table-cell office:value-type="string" calcext:value-type="string">
            <text:p>喜欢(256)</text:p>
          </table:table-cell>
          <table:table-cell office:value-type="string" calcext:value-type="string">
            <text:p>['回忆是一条没有尽头的路…――马尔克斯']</text:p>
          </table:table-cell>
          <table:table-cell/>
        </table:table-row>
        <table:table-row table:style-name="ro3">
          <table:table-cell office:value-type="string" calcext:value-type="string">
            <text:p>喜欢(250)</text:p>
          </table:table-cell>
          <table:table-cell office:value-type="string" calcext:value-type="string">
            <text:p>['我来是为了王的下葬。']</text:p>
          </table:table-cell>
          <table:table-cell/>
        </table:table-row>
        <table:table-row table:style-name="ro3">
          <table:table-cell office:value-type="string" calcext:value-type="string">
            <text:p>喜欢(243)</text:p>
          </table:table-cell>
          <table:table-cell office:value-type="string" calcext:value-type="string">
            <text:p>['时间在自己的运动中也会碰到挫折，遇到障碍，所以某一段时间也会滞留在哪一个房间里。']</text:p>
          </table:table-cell>
          <table:table-cell/>
        </table:table-row>
        <table:table-row table:style-name="ro3">
          <table:table-cell office:value-type="string" calcext:value-type="string">
            <text:p>喜欢(240)</text:p>
          </table:table-cell>
          <table:table-cell office:value-type="string" calcext:value-type="string">
            <text:p>['多年以后，面对行刑队，奥雷里亚诺·布恩迪亚上校将会回想起父亲带他去见识冰块的那个遥远的下午。']</text:p>
          </table:table-cell>
          <table:table-cell/>
        </table:table-row>
        <table:table-row table:style-name="ro3">
          <table:table-cell office:value-type="string" calcext:value-type="string">
            <text:p>喜欢(237)</text:p>
          </table:table-cell>
          <table:table-cell office:value-type="string" calcext:value-type="string">
            <text:p>['孤独才是寂寞的唯一出口。']</text:p>
          </table:table-cell>
          <table:table-cell/>
        </table:table-row>
        <table:table-row table:style-name="ro3">
          <table:table-cell office:value-type="string" calcext:value-type="string">
            <text:p>喜欢(236)</text:p>
          </table:table-cell>
          <table:table-cell office:value-type="string" calcext:value-type="string">
            <text:p>['你看那天，看那墙，看那秋海棠，今天还是星期一。']</text:p>
          </table:table-cell>
          <table:table-cell/>
        </table:table-row>
        <table:table-row table:style-name="ro3">
          <table:table-cell office:value-type="string" calcext:value-type="string">
            <text:p>喜欢(225)</text:p>
          </table:table-cell>
          <table:table-cell office:value-type="string" calcext:value-type="string">
            <text:p>['死人是不会出现的，只不过我们自己受不了良心上的负担。']</text:p>
          </table:table-cell>
          <table:table-cell/>
        </table:table-row>
        <table:table-row table:style-name="ro2">
          <table:table-cell office:value-type="string" calcext:value-type="string">
            <text:p>喜欢(221)</text:p>
          </table:table-cell>
          <table:table-cell office:value-type="string" calcext:value-type="string">
            <text:p>['这个家庭的历史是一架周而复始无法停息的机器，是一个转动着的轮子，这只齿轮，要不是轴会逐渐不可避免地磨损的话，会永远旋转下去。']</text:p>
          </table:table-cell>
          <table:table-cell/>
        </table:table-row>
        <table:table-row table:style-name="ro2">
          <table:table-cell office:value-type="string" calcext:value-type="string">
            <text:p>喜欢(220)</text:p>
          </table:table-cell>
          <table:table-cell office:value-type="string" calcext:value-type="string">
            <text:p>['无论他们到什么地方去，都应该记住回忆是一条不归路。一切以往的春天已不复返！那狂乱而又坚韧的爱情不过是瞬间即逝的现实罢了。']</text:p>
          </table:table-cell>
          <table:table-cell/>
        </table:table-row>
        <table:table-row table:style-name="ro3">
          <table:table-cell office:value-type="string" calcext:value-type="string">
            <text:p>喜欢(207)</text:p>
          </table:table-cell>
          <table:table-cell office:value-type="string" calcext:value-type="string">
            <text:p>['不论在什么地方都要记住，回忆没有归路，春天总是一去不复返，最疯狂执着的爱情也终究是过往云烟。']</text:p>
          </table:table-cell>
          <table:table-cell/>
        </table:table-row>
        <table:table-row table:style-name="ro3">
          <table:table-cell office:value-type="string" calcext:value-type="string">
            <text:p>喜欢(205)</text:p>
          </table:table-cell>
          <table:table-cell office:value-type="string" calcext:value-type="string">
            <text:p>['别错过机会，人生比你想象中的要短。']</text:p>
          </table:table-cell>
          <table:table-cell/>
        </table:table-row>
        <table:table-row table:style-name="ro3">
          <table:table-cell office:value-type="string" calcext:value-type="string">
            <text:p>喜欢(194)</text:p>
          </table:table-cell>
          <table:table-cell office:value-type="string" calcext:value-type="string">
            <text:p>['“死亡是一面镜子，反射出生命在它面前做的各种徒劳的姿态。”']</text:p>
          </table:table-cell>
          <table:table-cell/>
        </table:table-row>
        <table:table-row table:style-name="ro3">
          <table:table-cell office:value-type="string" calcext:value-type="string">
            <text:p>喜欢(193)</text:p>
          </table:table-cell>
          <table:table-cell office:value-type="string" calcext:value-type="string">
            <text:p>['人们一派懈怠，而遗忘却日渐贪婪，无情地吞噬一点一滴的记忆。']</text:p>
          </table:table-cell>
          <table:table-cell/>
        </table:table-row>
        <table:table-row table:style-name="ro2">
          <table:table-cell office:value-type="string" calcext:value-type="string">
            <text:p>喜欢(191)</text:p>
          </table:table-cell>
          <table:table-cell office:value-type="string" calcext:value-type="string">
            <text:p>['岁月流逝，她却永远停留在天真烂漫的童年，对各种人情世故越发排斥，对一切恶意与猜疑越发无动于衷，幸福地生活在自己的单纯的现实世界里。']</text:p>
          </table:table-cell>
          <table:table-cell/>
        </table:table-row>
        <table:table-row table:style-name="ro2">
          <table:table-cell office:value-type="string" calcext:value-type="string">
            <text:p>喜欢(188)</text:p>
          </table:table-cell>
          <table:table-cell office:value-type="string" calcext:value-type="string">
            <text:p>['面对压迫、掠夺和孤单，我们的回答是生活。无论是洪水还是瘟疫，无论是饥饿还是社会动荡，甚至还有多少个世纪以来的永恒的战争，都没有能够削弱生命战胜死亡的牢固优势。']</text:p>
          </table:table-cell>
          <table:table-cell/>
        </table:table-row>
        <table:table-row table:style-name="ro3">
          <table:table-cell office:value-type="string" calcext:value-type="string">
            <text:p>喜欢(182)</text:p>
          </table:table-cell>
          <table:table-cell office:value-type="string" calcext:value-type="string">
            <text:p>['无法忍受恐惧和迷乱的渴望，渴望逃走，又渴望永远留在这恼人的静寂和可怖的孤独中。']</text:p>
          </table:table-cell>
          <table:table-cell/>
        </table:table-row>
        <table:table-row table:style-name="ro2">
          <table:table-cell office:value-type="string" calcext:value-type="string">
            <text:p>喜欢(180)</text:p>
          </table:table-cell>
          <table:table-cell office:value-type="string" calcext:value-type="string">
            <text:p>['如果，清风有情，那么明月可鉴，抹不去的，是幽幽飘洒的孤独，解不开的是袅袅缠绕的前缘，斩不断的，是缠缠交织的思念，转不出的是，泻泻而逝的流年。']</text:p>
          </table:table-cell>
          <table:table-cell/>
        </table:table-row>
        <table:table-row table:style-name="ro3">
          <table:table-cell office:value-type="string" calcext:value-type="string">
            <text:p>喜欢(180)</text:p>
          </table:table-cell>
          <table:table-cell office:value-type="string" calcext:value-type="string">
            <text:p>['我确实一度死去，但难以忍受孤独又重返人世。']</text:p>
          </table:table-cell>
          <table:table-cell/>
        </table:table-row>
        <table:table-row table:style-name="ro2">
          <table:table-cell office:value-type="string" calcext:value-type="string">
            <text:p>喜欢(172)</text:p>
          </table:table-cell>
          <table:table-cell office:value-type="string" calcext:value-type="string">
            <text:p>['无论走到哪里，都该记住，过去都是假的，回忆是一条没有尽头的路，以往的一切春天都无法复原，即使最狂乱且坚韧的爱情，归根结底也不过是一种瞬息即逝的现实，唯有孤独永恒。']</text:p>
          </table:table-cell>
          <table:table-cell/>
        </table:table-row>
        <table:table-row table:style-name="ro3">
          <table:table-cell office:value-type="string" calcext:value-type="string">
            <text:p>喜欢(161)</text:p>
          </table:table-cell>
          <table:table-cell office:value-type="string" calcext:value-type="string">
            <text:p>['焦虑引出预示未来的蜃景']</text:p>
          </table:table-cell>
          <table:table-cell/>
        </table:table-row>
        <table:table-row table:style-name="ro3">
          <table:table-cell office:value-type="string" calcext:value-type="string">
            <text:p>喜欢(160)</text:p>
          </table:table-cell>
          <table:table-cell office:value-type="string" calcext:value-type="string">
            <text:p>['当初如何为胜利而战，如今便如何为失败而战.']</text:p>
          </table:table-cell>
          <table:table-cell/>
        </table:table-row>
        <table:table-row table:style-name="ro3">
          <table:table-cell office:value-type="string" calcext:value-type="string">
            <text:p>喜欢(158)</text:p>
          </table:table-cell>
          <table:table-cell office:value-type="string" calcext:value-type="string">
            <text:p>['在这种清醒的梦幻中，他们不仅能看到自己梦中的形象，还能看到别人梦见的景象。']</text:p>
          </table:table-cell>
          <table:table-cell/>
        </table:table-row>
        <table:table-row table:style-name="ro5">
          <table:table-cell office:value-type="string" calcext:value-type="string">
            <text:p>喜欢(156)</text:p>
          </table:table-cell>
          <table:table-cell office:value-type="string" calcext:value-type="string">
            <text:p>["失眠症最可怕之处不在于让人毫无倦意不能入睡，而是会不可逆转得恶化到更严重的境地：遗忘。也就是说，患者会慢慢习惯无眠的状态，就开始淡忘童年的记忆，li'zhi继之以事物的名称和概念，最后是各人的身份，以至于失去自我，沦为没有过往的白痴。"]</text:p>
          </table:table-cell>
          <table:table-cell/>
        </table:table-row>
        <table:table-row table:style-name="ro3">
          <table:table-cell office:value-type="string" calcext:value-type="string">
            <text:p>喜欢(146)</text:p>
          </table:table-cell>
          <table:table-cell office:value-type="string" calcext:value-type="string">
            <text:p>['她（丽贝卡）辛苦多年忍受折磨好不容易赢得的孤独特权，绝不肯用来换取一个被虚假迷人的怜悯打扰的晚年。']</text:p>
          </table:table-cell>
          <table:table-cell/>
        </table:table-row>
        <table:table-row table:style-name="ro2">
          <table:table-cell office:value-type="string" calcext:value-type="string">
            <text:p>喜欢(143)</text:p>
          </table:table-cell>
          <table:table-cell office:value-type="string" calcext:value-type="string">
            <text:p>['这是往昔的最后遗存，这往昔日渐衰落却不会彻底消亡，因为它在自身之中无休无止的败落下去，每过一刻便向彻底灭亡更近一步，却永远无法抵达最后的终结。']</text:p>
          </table:table-cell>
          <table:table-cell/>
        </table:table-row>
        <table:table-row table:style-name="ro6">
          <table:table-cell office:value-type="string" calcext:value-type="string">
            <text:p>喜欢(139)</text:p>
          </table:table-cell>
          <table:table-cell office:value-type="string" calcext:value-type="string">
            <text:p>['时间是治疗心灵伤痛的最好良药。痛苦，需要靠我们自己去慢慢化解。曾经爱过，伤过，痛过的记忆，会随着时间的推移渐渐淡出我们的生活。当我们对痛苦无能为力时，唯一能做的，就是等待那些痛苦慢慢走远。忘掉刻骨铭心的伤痛，忘掉痛彻心扉的感情，你才会在拐角处遇见幸福。']</text:p>
          </table:table-cell>
          <table:table-cell/>
        </table:table-row>
        <table:table-row table:style-name="ro3">
          <table:table-cell office:value-type="string" calcext:value-type="string">
            <text:p>喜欢(136)</text:p>
          </table:table-cell>
          <table:table-cell office:value-type="string" calcext:value-type="string">
            <text:p>['地球是圆的，就像个橙子。']</text:p>
          </table:table-cell>
          <table:table-cell/>
        </table:table-row>
        <table:table-row table:style-name="ro3">
          <table:table-cell office:value-type="string" calcext:value-type="string">
            <text:p>喜欢(135)</text:p>
          </table:table-cell>
          <table:table-cell office:value-type="string" calcext:value-type="string">
            <text:p>['这时，一种神秘而重要的东西在他心中兀然出现，使他完全脱离了现实，浮游在往事的回忆里。']</text:p>
          </table:table-cell>
          <table:table-cell/>
        </table:table-row>
        <table:table-row table:style-name="ro3">
          <table:table-cell office:value-type="string" calcext:value-type="string">
            <text:p>喜欢(127)</text:p>
          </table:table-cell>
          <table:table-cell office:value-type="string" calcext:value-type="string">
            <text:p>['寂寞是造化对群居者的诅咒\r', '孤独才是唯一的出口']</text:p>
          </table:table-cell>
          <table:table-cell/>
        </table:table-row>
        <table:table-row table:style-name="ro3">
          <table:table-cell office:value-type="string" calcext:value-type="string">
            <text:p>喜欢(125)</text:p>
          </table:table-cell>
          <table:table-cell office:value-type="string" calcext:value-type="string">
            <text:p>['“守信是一项财宝，不应该随意虚掷。”']</text:p>
          </table:table-cell>
          <table:table-cell/>
        </table:table-row>
        <table:table-row table:style-name="ro3">
          <table:table-cell office:value-type="string" calcext:value-type="string">
            <text:p>喜欢(121)</text:p>
          </table:table-cell>
          <table:table-cell office:value-type="string" calcext:value-type="string">
            <text:p>['人们一派懈怠，而遗忘却日益贪婪。']</text:p>
          </table:table-cell>
          <table:table-cell/>
        </table:table-row>
        <table:table-row table:style-name="ro3">
          <table:table-cell office:value-type="string" calcext:value-type="string">
            <text:p>喜欢(120)</text:p>
          </table:table-cell>
          <table:table-cell office:value-type="string" calcext:value-type="string">
            <text:p>['她身上披着蔑视一切的厚厚的盔甲，这是世间的任何诱惑都无法刺破的。']</text:p>
          </table:table-cell>
          <table:table-cell/>
        </table:table-row>
        <table:table-row table:style-name="ro3">
          <table:table-cell office:value-type="string" calcext:value-type="string">
            <text:p>喜欢(120)</text:p>
          </table:table-cell>
          <table:table-cell office:value-type="string" calcext:value-type="string">
            <text:p>['你的心 它如果干涸 可以被滋润 它如果空虚 可以被填充 但它不能被轻易交付']</text:p>
          </table:table-cell>
          <table:table-cell/>
        </table:table-row>
        <table:table-row table:style-name="ro3">
          <table:table-cell office:value-type="string" calcext:value-type="string">
            <text:p>喜欢(117)</text:p>
          </table:table-cell>
          <table:table-cell office:value-type="string" calcext:value-type="string">
            <text:p>['“奥雷里亚诺，”他悲伤地敲下发报键，“马孔多在下雨。”']</text:p>
          </table:table-cell>
          <table:table-cell/>
        </table:table-row>
        <table:table-row table:style-name="ro2">
          <table:table-cell office:value-type="string" calcext:value-type="string">
            <text:p>喜欢(114)</text:p>
          </table:table-cell>
          <table:table-cell office:value-type="string" calcext:value-type="string">
            <text:p>['政府通过所能运用的一切宣传机器，千遍万遍地在全国反复重申。于是，一种官方说法终于站住了脚，这就是：没有人死亡，工人们已经满意地回到了家里。']</text:p>
          </table:table-cell>
          <table:table-cell/>
        </table:table-row>
        <table:table-row table:style-name="ro3">
          <table:table-cell office:value-type="string" calcext:value-type="string">
            <text:p>喜欢(108)</text:p>
          </table:table-cell>
          <table:table-cell office:value-type="string" calcext:value-type="string">
            <text:p>['曾几何时一段真实的经历，一股青春年代不可抗拒的激情，如今对他而言已成为遥远的注脚：虚无而已。']</text:p>
          </table:table-cell>
          <table:table-cell/>
        </table:table-row>
        <table:table-row table:style-name="ro2">
          <table:table-cell office:value-type="string" calcext:value-type="string">
            <text:p>喜欢(107)</text:p>
          </table:table-cell>
          <table:table-cell office:value-type="string" calcext:value-type="string">
            <text:p>['他厌倦了战事无常，身陷这场永无休止的战争的恶性循环中总在原地打转，只不过一次比一次越发老迈，越发衰朽，越发不知为何而战，如何而战，要战到何时。']</text:p>
          </table:table-cell>
          <table:table-cell/>
        </table:table-row>
        <table:table-row table:style-name="ro3">
          <table:table-cell office:value-type="string" calcext:value-type="string">
            <text:p>喜欢(105)</text:p>
          </table:table-cell>
          <table:table-cell office:value-type="string" calcext:value-type="string">
            <text:p>['-时间过得很快\r', '-话是没错，可也没那么快']</text:p>
          </table:table-cell>
          <table:table-cell/>
        </table:table-row>
        <table:table-row table:style-name="ro5">
          <table:table-cell office:value-type="string" calcext:value-type="string">
            <text:p>喜欢(103)</text:p>
          </table:table-cell>
          <table:table-cell office:value-type="string" calcext:value-type="string">
            <text:p>['他再次跳读去寻索自己死亡的日期和情形，但没等看到最后一行便已明白自己不会再走出这房间，因为可以预料这座镜子之城——或蜃景之城——将在奥雷里亚诺·巴比伦全部译出羊皮卷之时被飓风抹去，从世人的记忆中根除，羊皮卷上所载一切自永远至永远不会再重复，因为注定经受百年孤独的家族不会有第二次机会在大地上出现。']</text:p>
          </table:table-cell>
          <table:table-cell/>
        </table:table-row>
        <table:table-row table:style-name="ro2">
          <table:table-cell office:value-type="string" calcext:value-type="string">
            <text:p>喜欢(101)</text:p>
          </table:table-cell>
          <table:table-cell office:value-type="string" calcext:value-type="string">
            <text:p>['他（奥雷里亚诺上校）下令不许他们打扰，坚称自己不是他们所说的什么开国元勋，而只是个没有回忆的手工匠，剩下的唯一梦想就是被人遗忘，清贫度日，制作小金鱼劳累而死。']</text:p>
          </table:table-cell>
          <table:table-cell/>
        </table:table-row>
        <table:table-row table:style-name="ro3">
          <table:table-cell office:value-type="string" calcext:value-type="string">
            <text:p>喜欢(99)</text:p>
          </table:table-cell>
          <table:table-cell office:value-type="string" calcext:value-type="string">
            <text:p>['第一个人被绑在树上…最后一个人正在被蚂蚁吃掉']</text:p>
          </table:table-cell>
          <table:table-cell/>
        </table:table-row>
        <table:table-row table:style-name="ro2">
          <table:table-cell office:value-type="string" calcext:value-type="string">
            <text:p>喜欢(98)</text:p>
          </table:table-cell>
          <table:table-cell office:value-type="string" calcext:value-type="string">
            <text:p>['很多年以后，奥雷连诺上校站在行刑队面前，准会想起父亲带他去参观冰块的那个遥远的下午。当时，马孔多是个二十户人家的村庄，一座座土房都盖在河岸上，河水清澈，沿着遍布石头的河床流去，河里的石头光滑、洁白，活像史前的巨蛋。']</text:p>
          </table:table-cell>
          <table:table-cell/>
        </table:table-row>
        <table:table-row table:style-name="ro3">
          <table:table-cell office:value-type="string" calcext:value-type="string">
            <text:p>喜欢(98)</text:p>
          </table:table-cell>
          <table:table-cell office:value-type="string" calcext:value-type="string">
            <text:p>['乌尔苏拉反驳了他，温和而坚定：\r', ' <text:s/>“如果非要我死了才能留下，那我就去死。”']</text:p>
          </table:table-cell>
          <table:table-cell/>
        </table:table-row>
        <table:table-row table:style-name="ro3">
          <table:table-cell office:value-type="string" calcext:value-type="string">
            <text:p>喜欢(96)</text:p>
          </table:table-cell>
          <table:table-cell office:value-type="string" calcext:value-type="string">
            <text:p>['等到人类坐一等车厢而文学只能挤货运车厢的那一天，这个世界也就完蛋了']</text:p>
          </table:table-cell>
          <table:table-cell/>
        </table:table-row>
        <table:table-row table:style-name="ro3">
          <table:table-cell office:value-type="string" calcext:value-type="string">
            <text:p>喜欢(96)</text:p>
          </table:table-cell>
          <table:table-cell office:value-type="string" calcext:value-type="string">
            <text:p>['过去都是假的，回忆是一条没有归途的路。']</text:p>
          </table:table-cell>
          <table:table-cell/>
        </table:table-row>
        <table:table-row table:style-name="ro3">
          <table:table-cell office:value-type="string" calcext:value-type="string">
            <text:p>喜欢(93)</text:p>
          </table:table-cell>
          <table:table-cell office:value-type="string" calcext:value-type="string">
            <text:p>['不是因为喜欢阅读，而是因为有足够的安静和勇气，才拿得起，看得进它－－百年孤独']</text:p>
          </table:table-cell>
          <table:table-cell/>
        </table:table-row>
        <table:table-row table:style-name="ro3">
          <table:table-cell office:value-type="string" calcext:value-type="string">
            <text:p>喜欢(92)</text:p>
          </table:table-cell>
          <table:table-cell office:value-type="string" calcext:value-type="string">
            <text:p>['百年一参透，百年一孤独。']</text:p>
          </table:table-cell>
          <table:table-cell/>
        </table:table-row>
        <table:table-row table:style-name="ro5">
          <table:table-cell office:value-type="string" calcext:value-type="string">
            <text:p>喜欢(92)</text:p>
          </table:table-cell>
          <table:table-cell office:value-type="string" calcext:value-type="string">
            <text:p>['他从未像那时一样骁勇善战。他终于能为自己的自由而战，而不再为抽象的概念，不再为政客见风使舵，翻云覆雨的口号而战，这样的信念令他激情满怀，斗志昂扬。赫里内勒多.马尔克斯上校一如以往坚定忠诚，当初怎样为胜利而战，如今便怎样为失败而战。']</text:p>
          </table:table-cell>
          <table:table-cell/>
        </table:table-row>
        <table:table-row table:style-name="ro3">
          <table:table-cell office:value-type="string" calcext:value-type="string">
            <text:p>喜欢(87)</text:p>
          </table:table-cell>
          <table:table-cell office:value-type="string" calcext:value-type="string">
            <text:p>['科学缩短了距离。']</text:p>
          </table:table-cell>
          <table:table-cell/>
        </table:table-row>
        <table:table-row table:style-name="ro3">
          <table:table-cell office:value-type="string" calcext:value-type="string">
            <text:p>喜欢(79)</text:p>
          </table:table-cell>
          <table:table-cell office:value-type="string" calcext:value-type="string">
            <text:p>['不变的坐姿令他脊柱变形，精确到毫米的工艺使他视力受损，但不容丝毫分心的专注让他获得了心灵的平静。']</text:p>
          </table:table-cell>
          <table:table-cell/>
        </table:table-row>
        <table:table-row table:style-name="ro3">
          <table:table-cell office:value-type="string" calcext:value-type="string">
            <text:p>喜欢(79)</text:p>
          </table:table-cell>
          <table:table-cell office:value-type="string" calcext:value-type="string">
            <text:p>['灾难不能成为不守规矩的借口']</text:p>
          </table:table-cell>
          <table:table-cell/>
        </table:table-row>
        <table:table-row table:style-name="ro3">
          <table:table-cell office:value-type="string" calcext:value-type="string">
            <text:p>喜欢(75)</text:p>
          </table:table-cell>
          <table:table-cell office:value-type="string" calcext:value-type="string">
            <text:p>['她才不会在乎下雨，她的一生中本就阴雨不停。']</text:p>
          </table:table-cell>
          <table:table-cell/>
        </table:table-row>
        <table:table-row table:style-name="ro3">
          <table:table-cell office:value-type="string" calcext:value-type="string">
            <text:p>喜欢(74)</text:p>
          </table:table-cell>
          <table:table-cell office:value-type="string" calcext:value-type="string">
            <text:p>['他痛恨这个世界，渴望孤身独处。']</text:p>
          </table:table-cell>
          <table:table-cell/>
        </table:table-row>
        <table:table-row table:style-name="ro3">
          <table:table-cell office:value-type="string" calcext:value-type="string">
            <text:p>喜欢(70)</text:p>
          </table:table-cell>
          <table:table-cell office:value-type="string" calcext:value-type="string">
            <text:p>['他大权独揽却在孤独中陷入迷途，开始失去方向。']</text:p>
          </table:table-cell>
          <table:table-cell/>
        </table:table-row>
        <table:table-row table:style-name="ro3">
          <table:table-cell office:value-type="string" calcext:value-type="string">
            <text:p>喜欢(60)</text:p>
          </table:table-cell>
          <table:table-cell office:value-type="string" calcext:value-type="string">
            <text:p>['其实他在意的不是死亡而是生命，因此听到死刑判决时，他心中没有恐惧只有留恋']</text:p>
          </table:table-cell>
          <table:table-cell/>
        </table:table-row>
        <table:table-row table:style-name="ro3">
          <table:table-cell office:value-type="string" calcext:value-type="string">
            <text:p>喜欢(59)</text:p>
          </table:table-cell>
          <table:table-cell office:value-type="string" calcext:value-type="string">
            <text:p>['人生重要的事情不是我们遭遇了什么，而是我们记住了那些事，如何铭记']</text:p>
          </table:table-cell>
          <table:table-cell/>
        </table:table-row>
        <table:table-row table:style-name="ro3">
          <table:table-cell office:value-type="string" calcext:value-type="string">
            <text:p>喜欢(57)</text:p>
          </table:table-cell>
          <table:table-cell office:value-type="string" calcext:value-type="string">
            <text:p>['浪掷了多少时光，才找到共享孤独的天堂']</text:p>
          </table:table-cell>
          <table:table-cell/>
        </table:table-row>
        <table:table-row table:style-name="ro3">
          <table:table-cell office:value-type="string" calcext:value-type="string">
            <text:p>喜欢(51)</text:p>
          </table:table-cell>
          <table:table-cell office:value-type="string" calcext:value-type="string">
            <text:p>['所写的事情过去不曾，将来也永远不会重复，因为命中注定要一百年处于孤独的世家绝不会有出现在世上的第二次机会。']</text:p>
          </table:table-cell>
          <table:table-cell/>
        </table:table-row>
        <table:table-row table:style-name="ro3">
          <table:table-cell office:value-type="string" calcext:value-type="string">
            <text:p>喜欢(51)</text:p>
          </table:table-cell>
          <table:table-cell office:value-type="string" calcext:value-type="string">
            <text:p>['人的很多苦痛无法言说，许多人的举措无可奈何。']</text:p>
          </table:table-cell>
          <table:table-cell/>
        </table:table-row>
        <table:table-row table:style-name="ro3">
          <table:table-cell office:value-type="string" calcext:value-type="string">
            <text:p>喜欢(50)</text:p>
          </table:table-cell>
          <table:table-cell office:value-type="string" calcext:value-type="string">
            <text:p>['他们或因饥饿而死，或怀着一腔怒火苟活或在精致的荣誉粪堆中衰老腐烂。']</text:p>
          </table:table-cell>
          <table:table-cell/>
        </table:table-row>
        <table:table-row table:style-name="ro3">
          <table:table-cell office:value-type="string" calcext:value-type="string">
            <text:p>喜欢(49)</text:p>
          </table:table-cell>
          <table:table-cell office:value-type="string" calcext:value-type="string">
            <text:p>['像梦游人一般穿过阴惨的世界，肺叶间满溢令人窒息的鲜血的味道。']</text:p>
          </table:table-cell>
          <table:table-cell/>
        </table:table-row>
        <table:table-row table:style-name="ro3">
          <table:table-cell office:value-type="string" calcext:value-type="string">
            <text:p>喜欢(49)</text:p>
          </table:table-cell>
          <table:table-cell office:value-type="string" calcext:value-type="string">
            <text:p>['剩下的唯一梦想就是被人遗忘']</text:p>
          </table:table-cell>
          <table:table-cell/>
        </table:table-row>
        <table:table-row table:style-name="ro3">
          <table:table-cell office:value-type="string" calcext:value-type="string">
            <text:p>喜欢(39)</text:p>
          </table:table-cell>
          <table:table-cell office:value-type="string" calcext:value-type="string">
            <text:p>['记忆因思绪无情的力量化为实体。']</text:p>
          </table:table-cell>
          <table:table-cell/>
        </table:table-row>
        <table:table-row table:style-name="ro2">
          <table:table-cell office:value-type="string" calcext:value-type="string">
            <text:p>喜欢(34)</text:p>
          </table:table-cell>
          <table:table-cell office:value-type="string" calcext:value-type="string">
            <text:p>['美人儿蕾梅黛丝独自留在孤独的荒漠中，一无牵绊。她在没有恶魇的梦境中，在费时良久的沐浴中，在毫无规律的进餐中，在没有回忆的漫长而深沉的寂静中，渐渐成熟。']</text:p>
          </table:table-cell>
          <table:table-cell/>
        </table:table-row>
        <table:table-row table:style-name="ro3">
          <table:table-cell office:value-type="string" calcext:value-type="string">
            <text:p>喜欢(34)</text:p>
          </table:table-cell>
          <table:table-cell office:value-type="string" calcext:value-type="string">
            <text:p>['爱情或许可以是一种比夜晚幽会中疯狂而短暂的快乐更平和深沉的感觉']</text:p>
          </table:table-cell>
          <table:table-cell/>
        </table:table-row>
        <table:table-row table:style-name="ro2">
          <table:table-cell office:value-type="string" calcext:value-type="string">
            <text:p>喜欢(31)</text:p>
          </table:table-cell>
          <table:table-cell office:value-type="string" calcext:value-type="string">
            <text:p>['每到一处，他总能见到那些少年用和他一模一样的眼睛望着他，用和他一模一样的声音同他说话，向他致意时的警惕神色和他回应时的神色一般无二，并且都自称是他的儿子。他感觉自己被分裂，被重复，从未这般孤独。']</text:p>
          </table:table-cell>
          <table:table-cell/>
        </table:table-row>
        <table:table-row table:style-name="ro3">
          <table:table-cell office:value-type="string" calcext:value-type="string">
            <text:p>喜欢(31)</text:p>
          </table:table-cell>
          <table:table-cell office:value-type="string" calcext:value-type="string">
            <text:p>['贫穷是爱情的奴仆']</text:p>
          </table:table-cell>
          <table:table-cell/>
        </table:table-row>
        <table:table-row table:style-name="ro3">
          <table:table-cell office:value-type="string" calcext:value-type="string">
            <text:p>喜欢(30)</text:p>
          </table:table-cell>
          <table:table-cell office:value-type="string" calcext:value-type="string">
            <text:p>['生命中真正重要的不是你遭遇了什么，而是你记住了哪些事，又是如何铭记的。']</text:p>
          </table:table-cell>
          <table:table-cell/>
        </table:table-row>
        <table:table-row table:style-name="ro2">
          <table:table-cell office:value-type="string" calcext:value-type="string">
            <text:p>喜欢(30)</text:p>
          </table:table-cell>
          <table:table-cell office:value-type="string" calcext:value-type="string">
            <text:p>['他被迫发动三十二场战争，打破与死亡之间的所有协定，并像猪一样在荣耀的猪圈里打滚，最后耽搁了将近四十年才发现纯真的可贵。']</text:p>
          </table:table-cell>
          <table:table-cell/>
        </table:table-row>
        <table:table-row table:style-name="ro3">
          <table:table-cell office:value-type="string" calcext:value-type="string">
            <text:p>喜欢(28)</text:p>
          </table:table-cell>
          <table:table-cell office:value-type="string" calcext:value-type="string">
            <text:p>['幸福晚年的秘诀不过是与孤独签下不失尊严的协定罢了。']</text:p>
          </table:table-cell>
          <table:table-cell/>
        </table:table-row>
        <table:table-row table:style-name="ro7">
          <table:table-cell office:value-type="string" calcext:value-type="string">
            <text:p>喜欢(27)</text:p>
          </table:table-cell>
          <table:table-cell office:value-type="string" calcext:value-type="string">
            <text:p>['多年以后，面对行刑队，奥雷里亚诺·布恩迪亚上校将会回想起父亲带他去见识冰块的那个遥远的下午。那时的马孔多是一个二十户人家的村落，泥巴和芦苇盖成的屋子沿河岸排开，湍急的河水清澈见底，河床里卵石洁白光滑宛如史前巨蛋。世界新生伊始，许多事物还没有名字，提到的时候尚需用手指指点点。每年三月前后，一家衣衫褴褛的吉卜赛人都会来到村边扎下帐篷，击鼓鸣笛，在喧闹欢腾中介绍新近的发明。']</text:p>
          </table:table-cell>
          <table:table-cell/>
        </table:table-row>
        <table:table-row table:style-name="ro3">
          <table:table-cell office:value-type="string" calcext:value-type="string">
            <text:p>喜欢(27)</text:p>
          </table:table-cell>
          <table:table-cell office:value-type="string" calcext:value-type="string">
            <text:p>['“唉，奥雷连诺，”他叹了口气，“我知道你老了，可我今天才明白，你比看上去老得多了。”']</text:p>
          </table:table-cell>
          <table:table-cell/>
        </table:table-row>
        <table:table-row table:style-name="ro3">
          <table:table-cell office:value-type="string" calcext:value-type="string">
            <text:p>喜欢(27)</text:p>
          </table:table-cell>
          <table:table-cell office:value-type="string" calcext:value-type="string">
            <text:p>['只要没有死人埋在地下，你就不属于这个地方']</text:p>
          </table:table-cell>
          <table:table-cell/>
        </table:table-row>
        <table:table-row table:style-name="ro3">
          <table:table-cell office:value-type="string" calcext:value-type="string">
            <text:p>喜欢(27)</text:p>
          </table:table-cell>
          <table:table-cell office:value-type="string" calcext:value-type="string">
            <text:p>['他智慧无边又神密莫测，但还是有着凡人的一面，未能摆脱日常生活是琐碎问题的烦扰。']</text:p>
          </table:table-cell>
          <table:table-cell/>
        </table:table-row>
        <table:table-row table:style-name="ro2">
          <table:table-cell office:value-type="string" calcext:value-type="string">
            <text:p>喜欢(26)</text:p>
          </table:table-cell>
          <table:table-cell office:value-type="string" calcext:value-type="string">
            <text:p>['正常恰恰是这场无尽的战争最可怕的地方：什么都不曾发生。他深陷孤独，不再感知到预兆，他为了逃避必将陪伴他终生的寒意回到了马孔多，在最久远的回忆中寻求最后的慰籍。']</text:p>
          </table:table-cell>
          <table:table-cell/>
        </table:table-row>
        <table:table-row table:style-name="ro3">
          <table:table-cell office:value-type="string" calcext:value-type="string">
            <text:p>喜欢(26)</text:p>
          </table:table-cell>
          <table:table-cell office:value-type="string" calcext:value-type="string">
            <text:p>['别装什么圣女了，所有人都知道你是个婊子。']</text:p>
          </table:table-cell>
          <table:table-cell/>
        </table:table-row>
        <table:table-row table:style-name="ro6">
          <table:table-cell office:value-type="string" calcext:value-type="string">
            <text:p>喜欢(25)</text:p>
          </table:table-cell>
          <table:table-cell office:value-type="string" calcext:value-type="string">
            <text:p>['她给丈夫生了两个儿子；她的丈夫是亚拉冈的商人，把自己的一半钱财都用来医治妻子，希望尽量减轻她的痛苦。最后，他盘掉自己的店铺，带着一家人远远地离开海滨，到了印第安人的一个村庄，村庄是在山脚下，他在那儿为妻子盖了一座没有窗子的住房，免得她梦中的海盗钻进屋子。']</text:p>
          </table:table-cell>
          <table:table-cell/>
        </table:table-row>
        <table:table-row table:style-name="ro3">
          <table:table-cell office:value-type="string" calcext:value-type="string">
            <text:p>喜欢(25)</text:p>
          </table:table-cell>
          <table:table-cell office:value-type="string" calcext:value-type="string">
            <text:p>['对一个姘头来说什么羞辱都是应得的']</text:p>
          </table:table-cell>
          <table:table-cell/>
        </table:table-row>
        <table:table-row table:style-name="ro3">
          <table:table-cell office:value-type="string" calcext:value-type="string">
            <text:p>喜欢(24)</text:p>
          </table:table-cell>
          <table:table-cell office:value-type="string" calcext:value-type="string">
            <text:p>['你来自云南元谋/我来自北京周口/我握住你毛绒绒的手/轻轻咬上一口/爱情/让我们直立行走。']</text:p>
          </table:table-cell>
          <table:table-cell/>
        </table:table-row>
        <table:table-row table:style-name="ro3">
          <table:table-cell office:value-type="string" calcext:value-type="string">
            <text:p>喜欢(22)</text:p>
          </table:table-cell>
          <table:table-cell office:value-type="string" calcext:value-type="string">
            <text:p>['羊皮卷上所载一切自永远至永远不会再重复，因为注定经受百年孤独的家族不会有第二次机会在大地上出现。']</text:p>
          </table:table-cell>
          <table:table-cell/>
        </table:table-row>
        <table:table-row table:style-name="ro2">
          <table:table-cell office:value-type="string" calcext:value-type="string">
            <text:p>喜欢(22)</text:p>
          </table:table-cell>
          <table:table-cell office:value-type="string" calcext:value-type="string">
            <text:p>['他坚信自己的大限早已注定，这信念赋予他一种神奇的免疫力和一定期限的永久，使他在枪林弹雨中毫发无伤最终赢得一场场比胜利更艰难，更血腥，代价更高昂的失败']</text:p>
          </table:table-cell>
          <table:table-cell/>
        </table:table-row>
        <table:table-row table:style-name="ro5">
          <table:table-cell office:value-type="string" calcext:value-type="string">
            <text:p>喜欢(21)</text:p>
          </table:table-cell>
          <table:table-cell office:value-type="string" calcext:value-type="string">
            <text:p>['奥雷里亚诺寄情于无头无尾的诗行。他把诗句写在梅尔基亚德斯送他的粗糙羊皮纸上，写在浴室的墙壁上，写在自己的手臂上，而所有的诗句都有蕾梅黛丝幻化的身影:蕾梅黛丝在下午两点令人昏昏欲睡的空气中，蕾梅黛丝在玫瑰无声的呼吸中，蕾梅黛丝在蠹虫如沙漏般的暗地蛀蚀中，蕾梅黛丝在清晨面包的热气中，蕾梅黛丝无所不在，蕾梅黛丝无时或缺。']</text:p>
          </table:table-cell>
          <table:table-cell/>
        </table:table-row>
        <table:table-row table:style-name="ro2">
          <table:table-cell office:value-type="string" calcext:value-type="string">
            <text:p>喜欢(21)</text:p>
          </table:table-cell>
          <table:table-cell office:value-type="string" calcext:value-type="string">
            <text:p>['作者是要通过布恩地亚家族7代人充满神秘色彩的坎坷经历来反映哥伦比亚乃至拉丁美洲的历史演变和社会现实，要求读者思考造成马贡多百年孤独的原因，从而去寻找摆脱命运括弄的正确途径。']</text:p>
          </table:table-cell>
          <table:table-cell/>
        </table:table-row>
        <table:table-row table:style-name="ro3">
          <table:table-cell office:value-type="string" calcext:value-type="string">
            <text:p>喜欢(21)</text:p>
          </table:table-cell>
          <table:table-cell office:value-type="string" calcext:value-type="string">
            <text:p>['家族的第一个人被捆在树上，家族的最后一个人正在被蚂蚁吃掉。']</text:p>
          </table:table-cell>
          <table:table-cell/>
        </table:table-row>
        <table:table-row table:style-name="ro3">
          <table:table-cell office:value-type="string" calcext:value-type="string">
            <text:p>喜欢(20)</text:p>
          </table:table-cell>
          <table:table-cell office:value-type="string" calcext:value-type="string">
            <text:p>['许多年后，面对着行刑队，奥雷连诺上校都会回想起那个下午，他的父亲带他去见识冰块。']</text:p>
          </table:table-cell>
          <table:table-cell/>
        </table:table-row>
        <table:table-row table:style-name="ro3">
          <table:table-cell office:value-type="string" calcext:value-type="string">
            <text:p>喜欢(20)</text:p>
          </table:table-cell>
          <table:table-cell office:value-type="string" calcext:value-type="string">
            <text:p>['时间这部机器散架了。']</text:p>
          </table:table-cell>
          <table:table-cell/>
        </table:table-row>
        <table:table-row table:style-name="ro3">
          <table:table-cell office:value-type="string" calcext:value-type="string">
            <text:p>喜欢(19)</text:p>
          </table:table-cell>
          <table:table-cell office:value-type="string" calcext:value-type="string">
            <text:p>['多生一些吧，母牛，生命短促呀！']</text:p>
          </table:table-cell>
          <table:table-cell/>
        </table:table-row>
        <table:table-row table:style-name="ro3">
          <table:table-cell office:value-type="string" calcext:value-type="string">
            <text:p>喜欢(19)</text:p>
          </table:table-cell>
          <table:table-cell office:value-type="string" calcext:value-type="string">
            <text:p>['即使你不害怕上帝，你也会害怕金属。']</text:p>
          </table:table-cell>
          <table:table-cell/>
        </table:table-row>
        <table:table-row table:style-name="ro3">
          <table:table-cell office:value-type="string" calcext:value-type="string">
            <text:p>喜欢(18)</text:p>
          </table:table-cell>
          <table:table-cell office:value-type="string" calcext:value-type="string">
            <text:p>['不仅孩子长的更快，连人的感情也变了样']</text:p>
          </table:table-cell>
          <table:table-cell/>
        </table:table-row>
        <table:table-row table:style-name="ro3">
          <table:table-cell office:value-type="string" calcext:value-type="string">
            <text:p>喜欢(18)</text:p>
          </table:table-cell>
          <table:table-cell office:value-type="string" calcext:value-type="string">
            <text:p>['结束一场战争要比发动它艰难得多']</text:p>
          </table:table-cell>
          <table:table-cell/>
        </table:table-row>
        <table:table-row table:style-name="ro3">
          <table:table-cell office:value-type="string" calcext:value-type="string">
            <text:p>喜欢(17)</text:p>
          </table:table-cell>
          <table:table-cell office:value-type="string" calcext:value-type="string">
            <text:p>['雷奥里亚诺，马孔多在下雨']</text:p>
          </table:table-cell>
          <table:table-cell/>
        </table:table-row>
        <table:table-row table:style-name="ro8">
          <table:table-cell office:value-type="string" calcext:value-type="string">
            <text:p>喜欢(17)</text:p>
          </table:table-cell>
          <table:table-cell office:value-type="string" calcext:value-type="string">
            <text:p>['生命中曾经有过的所有灿烂，终究都需要用寂寞来偿还。\r', 'All brilliant that has appeared in life will eventually be rapaid for lonely.']</text:p>
          </table:table-cell>
          <table:table-cell/>
        </table:table-row>
        <table:table-row table:style-name="ro2">
          <table:table-cell office:value-type="string" calcext:value-type="string">
            <text:p>喜欢(17)</text:p>
          </table:table-cell>
          <table:table-cell office:value-type="string" calcext:value-type="string">
            <text:p>['对她而言，布恩迪亚家男人的心里没有看不穿的秘密，因为一个世纪的牌戏与阅历已经教会她这个家族的历史不过是一系列不可改变的重复，若不是车轴在进程中必不可免地磨损，这旋转的车轴将永远滚动下去。']</text:p>
          </table:table-cell>
          <table:table-cell/>
        </table:table-row>
        <table:table-row table:style-name="ro2">
          <table:table-cell office:value-type="string" calcext:value-type="string">
            <text:p>喜欢(17)</text:p>
          </table:table-cell>
          <table:table-cell office:value-type="string" calcext:value-type="string">
            <text:p>['乌尔苏拉：“奥雷里亚诺·布恩迪亚从未爱过任何人，他不过是个无力去爱的人。”“他成功和失败都由于同一个原因，即纯粹罪恶的自大。”']</text:p>
          </table:table-cell>
          <table:table-cell/>
        </table:table-row>
        <table:table-row table:style-name="ro3">
          <table:table-cell office:value-type="string" calcext:value-type="string">
            <text:p>喜欢(17)</text:p>
          </table:table-cell>
          <table:table-cell office:value-type="string" calcext:value-type="string">
            <text:p>['整艘船仿佛占据着一个独特的空间，属于孤独和遗忘的空间，远离时光的侵蚀，避开飞鸟骚扰。']</text:p>
          </table:table-cell>
          <table:table-cell/>
        </table:table-row>
        <table:table-row table:style-name="ro3">
          <table:table-cell office:value-type="string" calcext:value-type="string">
            <text:p>喜欢(17)</text:p>
          </table:table-cell>
          <table:table-cell office:value-type="string" calcext:value-type="string">
            <text:p>['背影是真的，人是假的。']</text:p>
          </table:table-cell>
          <table:table-cell/>
        </table:table-row>
        <table:table-row table:style-name="ro2">
          <table:table-cell office:value-type="string" calcext:value-type="string">
            <text:p>喜欢(15)</text:p>
          </table:table-cell>
          <table:table-cell office:value-type="string" calcext:value-type="string">
            <text:p>['“最好的朋友，”那时他常这样说，“是刚死去的朋友。”他厌倦了战事无常，身陷这场永无休止的战争的恶性循环中总在原地打转，只不过一次比一次越发老迈，越发衰朽，越发不知道为何而战、如何而战、要战到何时。']</text:p>
          </table:table-cell>
          <table:table-cell/>
        </table:table-row>
        <table:table-row table:style-name="ro9">
          <table:table-cell office:value-type="string" calcext:value-type="string">
            <text:p>喜欢(15)</text:p>
          </table:table-cell>
          <table:table-cell office:value-type="string" calcext:value-type="string">
            <text:p>['地球上最古老的有翅昆虫——蟑螂，一直是人们脚下的牺牲品，但是这种昆虫对于消灭他们的茄片 <text:s/>以及面粉和白糖，都奈何它们不得。它们有一千六百零三个变种，已经抵御了最古老、最持久、最无情的迫害，抵御了人类开天辟地以来对任何生物都不曾使用过、对自己也不曾使用过的迫害手段。由于人类的迫害，蟑螂就有繁殖的本能，因此人类也有另一种更加坚定不移、更加咄咄逼人的杀死蟑螂的本能，如果说蟑螂成功地逃脱了人类的残酷迫害，那只是因为它们在阴暗的地方找到了避难所，它们在那里不会受到伤害，因为人们生来害怕黑暗。可是它们对阳光却很敏感，所以在中世纪，在当代，甚至永远都是如此，杀死蟑螂的唯一有效办法就是把它们放在太阳底下。']</text:p>
          </table:table-cell>
          <table:table-cell/>
        </table:table-row>
        <table:table-row table:style-name="ro2">
          <table:table-cell office:value-type="string" calcext:value-type="string">
            <text:p>喜欢(15)</text:p>
          </table:table-cell>
          <table:table-cell office:value-type="string" calcext:value-type="string">
            <text:p>['孤独是一个陪伴人一生的伙伴，是一个既定事实，与其否认，与其抗争，与其无谓的逃避，不如接受它，拥挤的人群里让它保护你回家，周六的上午让它陪你吃早餐，整理阳光... ---加西亚·马尔克斯']</text:p>
          </table:table-cell>
          <table:table-cell/>
        </table:table-row>
        <table:table-row table:style-name="ro3">
          <table:table-cell office:value-type="string" calcext:value-type="string">
            <text:p>喜欢(15)</text:p>
          </table:table-cell>
          <table:table-cell office:value-type="string" calcext:value-type="string">
            <text:p>['爱情是瘟疫！']</text:p>
          </table:table-cell>
          <table:table-cell/>
        </table:table-row>
        <table:table-row table:style-name="ro3">
          <table:table-cell office:value-type="string" calcext:value-type="string">
            <text:p>喜欢(12)</text:p>
          </table:table-cell>
          <table:table-cell office:value-type="string" calcext:value-type="string">
            <text:p>['“到这边来了，”她竭力解释道，“一个吓人的东西，好像一间厨房拖着一个镇子。”']</text:p>
          </table:table-cell>
          <table:table-cell/>
        </table:table-row>
        <table:table-row table:style-name="ro3">
          <table:table-cell office:value-type="string" calcext:value-type="string">
            <text:p>喜欢(12)</text:p>
          </table:table-cell>
          <table:table-cell office:value-type="string" calcext:value-type="string">
            <text:p>['其实他在意的不是死亡，而是生命！']</text:p>
          </table:table-cell>
          <table:table-cell/>
        </table:table-row>
        <table:table-row table:style-name="ro5">
          <table:table-cell office:value-type="string" calcext:value-type="string">
            <text:p>喜欢(11)</text:p>
          </table:table-cell>
          <table:table-cell office:value-type="string" calcext:value-type="string">
            <text:p>['《颐和园》里郝蕾说的一句话让我久久不能忘怀，“人其实是愿意孤独的，人也是愿意死的。要不然，为何偏偏与最心爱的人作对，为何对眼前的一切漠然，而去注目永不可期的事物呢？” \u200b\r', '“人就像茶，得受得了高温熬，叶片从浮到沉由卷至舒，艰辛多少。”——愿，人如茶，虽一叶，亦尽染清水间，溢香唇齿。']</text:p>
          </table:table-cell>
          <table:table-cell/>
        </table:table-row>
        <table:table-row table:style-name="ro3">
          <table:table-cell office:value-type="string" calcext:value-type="string">
            <text:p>喜欢(11)</text:p>
          </table:table-cell>
          <table:table-cell office:value-type="string" calcext:value-type="string">
            <text:p>['生命中曾经经历过的所有绚烂，终究都要用寂寞来偿还。']</text:p>
          </table:table-cell>
          <table:table-cell/>
        </table:table-row>
        <table:table-row table:style-name="ro2">
          <table:table-cell office:value-type="string" calcext:value-type="string">
            <text:p>喜欢(11)</text:p>
          </table:table-cell>
          <table:table-cell office:value-type="string" calcext:value-type="string">
            <text:p>['不管走到哪，都要永远记住：过去是虚假的，往事时不能返回的，每一个消逝的春天都一去不复返了。最狂热、最坚贞的爱情也只是过眼云烟。']</text:p>
          </table:table-cell>
          <table:table-cell/>
        </table:table-row>
        <table:table-row table:style-name="ro3">
          <table:table-cell office:value-type="string" calcext:value-type="string">
            <text:p>喜欢(11)</text:p>
          </table:table-cell>
          <table:table-cell office:value-type="string" calcext:value-type="string">
            <text:p>['我宁愿掂起一个活人，也不愿意后半辈子都惦记着一个死人。']</text:p>
          </table:table-cell>
          <table:table-cell/>
        </table:table-row>
        <table:table-row table:style-name="ro3">
          <table:table-cell office:value-type="string" calcext:value-type="string">
            <text:p>喜欢(11)</text:p>
          </table:table-cell>
          <table:table-cell office:value-type="string" calcext:value-type="string">
            <text:p>['最好的朋友，是刚刚死去的朋友。']</text:p>
          </table:table-cell>
          <table:table-cell/>
        </table:table-row>
        <table:table-row table:style-name="ro3">
          <table:table-cell office:value-type="string" calcext:value-type="string">
            <text:p>喜欢(10)</text:p>
          </table:table-cell>
          <table:table-cell office:value-type="string" calcext:value-type="string">
            <text:p>['只有等你父母入土为安，你才会幸福。']</text:p>
          </table:table-cell>
          <table:table-cell/>
        </table:table-row>
        <table:table-row table:style-name="ro2">
          <table:table-cell office:value-type="string" calcext:value-type="string">
            <text:p>喜欢(10)</text:p>
          </table:table-cell>
          <table:table-cell office:value-type="string" calcext:value-type="string">
            <text:p>['沉默寡言的奥雷里亚诺.布恩迪亚上校对家中重新焕发的活力视若无睹，约略懂的幸福晚年的秘诀不过是与孤独签下不失尊严的协定罢了。']</text:p>
          </table:table-cell>
          <table:table-cell/>
        </table:table-row>
        <table:table-row table:style-name="ro2">
          <table:table-cell office:value-type="string" calcext:value-type="string">
            <text:p>喜欢(10)</text:p>
          </table:table-cell>
          <table:table-cell office:value-type="string" calcext:value-type="string">
            <text:p>['“我最担心的是，”他补充道，“你那么憎恨军人，跟他们斗了那么久，琢磨了他们那么久，最终却变得和他们一样。人世间没有任何理想值得以这样的沉沦作为代价。”']</text:p>
          </table:table-cell>
          <table:table-cell/>
        </table:table-row>
        <table:table-row table:style-name="ro3">
          <table:table-cell office:value-type="string" calcext:value-type="string">
            <text:p>喜欢(10)</text:p>
          </table:table-cell>
          <table:table-cell office:value-type="string" calcext:value-type="string">
            <text:p>['“你还能指望什么？时间过得很快。”\r', '“话是没错。可也没那么快。”']</text:p>
          </table:table-cell>
          <table:table-cell/>
        </table:table-row>
        <table:table-row table:style-name="ro3">
          <table:table-cell office:value-type="string" calcext:value-type="string">
            <text:p>喜欢(10)</text:p>
          </table:table-cell>
          <table:table-cell office:value-type="string" calcext:value-type="string">
            <text:p>['回忆是一条没有归程的路 <text:s text:c="2"/>以往的一切春天都无法复原']</text:p>
          </table:table-cell>
          <table:table-cell/>
        </table:table-row>
        <table:table-row table:style-name="ro2">
          <table:table-cell office:value-type="string" calcext:value-type="string">
            <text:p>喜欢(10)</text:p>
          </table:table-cell>
          <table:table-cell office:value-type="string" calcext:value-type="string">
            <text:p>['他望着雨中荒凉的街道，巴杏旦树上凝结的水 珠，感觉自己在孤独中迷失了。\r', '“奥雷里亚诺”，他悲伤地敲下发报键。“马孔多\r', '在下雨。”']</text:p>
          </table:table-cell>
          <table:table-cell/>
        </table:table-row>
        <table:table-row table:style-name="ro3">
          <table:table-cell office:value-type="string" calcext:value-type="string">
            <text:p>喜欢(9)</text:p>
          </table:table-cell>
          <table:table-cell office:value-type="string" calcext:value-type="string">
            <text:p>['他渴望孤独，对整个世界的怨恨咬噬着他的心。']</text:p>
          </table:table-cell>
          <table:table-cell/>
        </table:table-row>
        <table:table-row table:style-name="ro3">
          <table:table-cell office:value-type="string" calcext:value-type="string">
            <text:p>喜欢(9)</text:p>
          </table:table-cell>
          <table:table-cell office:value-type="string" calcext:value-type="string">
            <text:p>['生命不曾离开过孤独而独立存在，孤独犹如影子一样存在于生命一隅。']</text:p>
          </table:table-cell>
          <table:table-cell/>
        </table:table-row>
        <table:table-row table:style-name="ro3">
          <table:table-cell office:value-type="string" calcext:value-type="string">
            <text:p>喜欢(9)</text:p>
          </table:table-cell>
          <table:table-cell office:value-type="string" calcext:value-type="string">
            <text:p>['失眠的最可怕之处，不在于让人毫无倦意不能入睡；而是会不可逆转地恶化到更严重的境地:遗忘。']</text:p>
          </table:table-cell>
          <table:table-cell/>
        </table:table-row>
        <table:table-row table:style-name="ro3">
          <table:table-cell office:value-type="string" calcext:value-type="string">
            <text:p>喜欢(9)</text:p>
          </table:table-cell>
          <table:table-cell office:value-type="string" calcext:value-type="string">
            <text:p>['我只是一个没有回忆的手工匠，剩下的唯一梦想就是被人遗忘。']</text:p>
          </table:table-cell>
          <table:table-cell/>
        </table:table-row>
        <table:table-row table:style-name="ro3">
          <table:table-cell office:value-type="string" calcext:value-type="string">
            <text:p>喜欢(9)</text:p>
          </table:table-cell>
          <table:table-cell office:value-type="string" calcext:value-type="string">
            <text:p>['一旦到了人们只顾自己乘头等车厢，却用货车车厢装运书籍的那一天，就是世界末日的来临。']</text:p>
          </table:table-cell>
          <table:table-cell/>
        </table:table-row>
        <table:table-row table:style-name="ro3">
          <table:table-cell office:value-type="string" calcext:value-type="string">
            <text:p>喜欢(9)</text:p>
          </table:table-cell>
          <table:table-cell office:value-type="string" calcext:value-type="string">
            <text:p>['她的身影只出现在他心中，填满了他可怕的孤独。']</text:p>
          </table:table-cell>
          <table:table-cell/>
        </table:table-row>
        <table:table-row table:style-name="ro3">
          <table:table-cell office:value-type="string" calcext:value-type="string">
            <text:p>喜欢(8)</text:p>
          </table:table-cell>
          <table:table-cell office:value-type="string" calcext:value-type="string">
            <text:p>['“马孔多在下雨” <text:s text:c="30"/>\r', '“别犯傻了，赫里内勒多＂电码如是说道，“八月下雨很正常”']</text:p>
          </table:table-cell>
          <table:table-cell/>
        </table:table-row>
        <table:table-row table:style-name="ro3">
          <table:table-cell office:value-type="string" calcext:value-type="string">
            <text:p>喜欢(8)</text:p>
          </table:table-cell>
          <table:table-cell office:value-type="string" calcext:value-type="string">
            <text:p>['百年孤独里的名句 其他都太弱鸡了 最强的还是Aureliano Segundo说的\r', '“Cease, cows, life is short.”']</text:p>
          </table:table-cell>
          <table:table-cell/>
        </table:table-row>
        <table:table-row table:style-name="ro2">
          <table:table-cell office:value-type="string" calcext:value-type="string">
            <text:p>喜欢(8)</text:p>
          </table:table-cell>
          <table:table-cell office:value-type="string" calcext:value-type="string">
            <text:p>['他们甚至考虑过这种可能性：团结两党的民众力量，肃清军人和职业政客的流毒，建立一个汲取两党理论思想的人道主义政府。']</text:p>
          </table:table-cell>
          <table:table-cell/>
        </table:table-row>
        <table:table-row table:style-name="ro2">
          <table:table-cell office:value-type="string" calcext:value-type="string">
            <text:p>喜欢(8)</text:p>
          </table:table-cell>
          <table:table-cell office:value-type="string" calcext:value-type="string">
            <text:p>['因为一个世纪的牌戏与阅经已经交会她这个家族的历史不过是一系列无可改变的重复，若不是车轴在进程中必不可免地摸索，这旋转的车轮将永远滚动下去']</text:p>
          </table:table-cell>
          <table:table-cell/>
        </table:table-row>
        <table:table-row table:style-name="ro3">
          <table:table-cell office:value-type="string" calcext:value-type="string">
            <text:p>喜欢(8)</text:p>
          </table:table-cell>
          <table:table-cell office:value-type="string" calcext:value-type="string">
            <text:p>['乌尔苏拉：“阿玛兰妲的这两样行为都属于无穷爱意与无法战胜的胆怯间的殊死较量。”']</text:p>
          </table:table-cell>
          <table:table-cell/>
        </table:table-row>
        <table:table-row table:style-name="ro3">
          <table:table-cell office:value-type="string" calcext:value-type="string">
            <text:p>喜欢(8)</text:p>
          </table:table-cell>
          <table:table-cell office:value-type="string" calcext:value-type="string">
            <text:p>['既然除了看雨无事可做，那么将时光分为年月，将日子分为终点都终归是徒劳。']</text:p>
          </table:table-cell>
          <table:table-cell/>
        </table:table-row>
        <table:table-row table:style-name="ro3">
          <table:table-cell office:value-type="string" calcext:value-type="string">
            <text:p>喜欢(8)</text:p>
          </table:table-cell>
          <table:table-cell office:value-type="string" calcext:value-type="string">
            <text:p>['总之，一切，上帝以无边美意所创造，又被魔鬼所败坏的一切，都是他恐惧的对象。']</text:p>
          </table:table-cell>
          <table:table-cell/>
        </table:table-row>
        <table:table-row table:style-name="ro3">
          <table:table-cell office:value-type="string" calcext:value-type="string">
            <text:p>喜欢(8)</text:p>
          </table:table-cell>
          <table:table-cell office:value-type="string" calcext:value-type="string">
            <text:p>['不要恳求任何人，不要在别人面前卑躬屈节。你就当别人早就把我枪毙了。']</text:p>
          </table:table-cell>
          <table:table-cell/>
        </table:table-row>
        <table:table-row table:style-name="ro3">
          <table:table-cell office:value-type="string" calcext:value-type="string">
            <text:p>喜欢(8)</text:p>
          </table:table-cell>
          <table:table-cell office:value-type="string" calcext:value-type="string">
            <text:p>['“以荣誉担保？”\r', '“以敌人担保。”']</text:p>
          </table:table-cell>
          <table:table-cell/>
        </table:table-row>
        <table:table-row table:style-name="ro2">
          <table:table-cell office:value-type="string" calcext:value-type="string">
            <text:p>喜欢(7)</text:p>
          </table:table-cell>
          <table:table-cell office:value-type="string" calcext:value-type="string">
            <text:p>['“妈的！”她叫了一声。 \r', '阿玛兰妲正要把衣服收进箱子，以为她被蝎子蛰了。\r', '“在哪儿？”她警觉地问到。\r', '“什么？”\r', '“虫子！”阿玛兰妲解释道。\r', '乌尔苏拉伸出一根手指指向心脏部位。\r', '“这儿。”她回答']</text:p>
          </table:table-cell>
          <table:table-cell/>
        </table:table-row>
        <table:table-row table:style-name="ro3">
          <table:table-cell office:value-type="string" calcext:value-type="string">
            <text:p>喜欢(7)</text:p>
          </table:table-cell>
          <table:table-cell office:value-type="string" calcext:value-type="string">
            <text:p>['箱中只有一块巨大的透明物体，里面含有无数针芒，薄暮的光线在其间破碎，化作彩色的星辰。']</text:p>
          </table:table-cell>
          <table:table-cell/>
        </table:table-row>
        <table:table-row table:style-name="ro2">
          <table:table-cell office:value-type="string" calcext:value-type="string">
            <text:p>喜欢(7)</text:p>
          </table:table-cell>
          <table:table-cell office:value-type="string" calcext:value-type="string">
            <text:p>['失眠症患者慢慢习惯了无眠的状态，就开始淡忘自己童年的记忆，继之以事物的名称和概念，最后是各人的身份，以至失去自我，沦为没有过往的白痴。']</text:p>
          </table:table-cell>
          <table:table-cell/>
        </table:table-row>
        <table:table-row table:style-name="ro3">
          <table:table-cell office:value-type="string" calcext:value-type="string">
            <text:p>喜欢(7)</text:p>
          </table:table-cell>
          <table:table-cell office:value-type="string" calcext:value-type="string">
            <text:p>['他想着他的亲人，并无伤感，只是在严格盘点过往时发现，实际上自己是多么热爱那些曾经恨得最深的人。']</text:p>
          </table:table-cell>
          <table:table-cell/>
        </table:table-row>
        <table:table-row table:style-name="ro3">
          <table:table-cell office:value-type="string" calcext:value-type="string">
            <text:p>喜欢(7)</text:p>
          </table:table-cell>
          <table:table-cell office:value-type="string" calcext:value-type="string">
            <text:p>['回忆没有归路，春天总是一去不返，最疯狂执着的爱情也终究是过眼云烟，唯有孤独永恒。']</text:p>
          </table:table-cell>
          <table:table-cell/>
        </table:table-row>
        <table:table-row table:style-name="ro3">
          <table:table-cell office:value-type="string" calcext:value-type="string">
            <text:p>喜欢(7)</text:p>
          </table:table-cell>
          <table:table-cell office:value-type="string" calcext:value-type="string">
            <text:p>['那些日子家中空前忙乱，但崭新的煤油灯终究在预定的日期和时刻点燃。']</text:p>
          </table:table-cell>
          <table:table-cell/>
        </table:table-row>
        <table:table-row table:style-name="ro10">
          <table:table-cell office:value-type="string" calcext:value-type="string">
            <text:p>喜欢(6)</text:p>
          </table:table-cell>
          <table:table-cell office:value-type="string" calcext:value-type="string">
            <text:p>['In the past are false, memory is a road of no return, past all spring cannot recover, even the most the most virtuous love, in the end is just a fleeting reality, only the eternal loneliness.']</text:p>
          </table:table-cell>
          <table:table-cell/>
        </table:table-row>
        <table:table-row table:style-name="ro3">
          <table:table-cell office:value-type="string" calcext:value-type="string">
            <text:p>喜欢(6)</text:p>
          </table:table-cell>
          <table:table-cell office:value-type="string" calcext:value-type="string">
            <text:p>['我们打了这么多年仗，一切都是为了我们的屋顶别涂成蓝色。']</text:p>
          </table:table-cell>
          <table:table-cell/>
        </table:table-row>
        <table:table-row table:style-name="ro3">
          <table:table-cell office:value-type="string" calcext:value-type="string">
            <text:p>喜欢(6)</text:p>
          </table:table-cell>
          <table:table-cell office:value-type="string" calcext:value-type="string">
            <text:p>['在这潮湿寂静、远在原罪之先就已存在的天堂里，远征队的人们被最古老的回忆压得喘不过气来。']</text:p>
          </table:table-cell>
          <table:table-cell/>
        </table:table-row>
        <table:table-row table:style-name="ro3">
          <table:table-cell office:value-type="string" calcext:value-type="string">
            <text:p>喜欢(6)</text:p>
          </table:table-cell>
          <table:table-cell office:value-type="string" calcext:value-type="string">
            <text:p>['回忆是一条没有尽头的路，一切以往的春天都不复存在，就连那最坚韧而又狂乱的爱情归根结底也不过是转瞬即逝的现实。']</text:p>
          </table:table-cell>
          <table:table-cell/>
        </table:table-row>
        <table:table-row table:style-name="ro2">
          <table:table-cell office:value-type="string" calcext:value-type="string">
            <text:p>喜欢(6)</text:p>
          </table:table-cell>
          <table:table-cell office:value-type="string" calcext:value-type="string">
            <text:p>['死人在雨中望着他时流露出的无尽伤痛，对活人的深沉眷恋，在家中寻遍清水来润湿芦草的焦灼神情，总在他脑海里浮现，令他饱受折磨。']</text:p>
          </table:table-cell>
          <table:table-cell/>
        </table:table-row>
        <table:table-row table:style-name="ro5">
          <table:table-cell office:value-type="string" calcext:value-type="string">
            <text:p>喜欢(6)</text:p>
          </table:table-cell>
          <table:table-cell office:value-type="string" calcext:value-type="string">
            <text:p>['世界不过是身外之物，她的内心不再为任何痛苦而波动。她深深遗憾没能在多年前获得这样的领悟，那时还来得及净化记忆，在崭新的光芒下重建世界，平静地唤回傍晚时皮埃特罗.克雷斯皮身上的薰衣草味道，并且将丽贝卡救出悲惨的境地而这不是出于爱也不是出于恨，而是出于对孤独的深切理解']</text:p>
          </table:table-cell>
          <table:table-cell/>
        </table:table-row>
        <table:table-row table:style-name="ro2">
          <table:table-cell office:value-type="string" calcext:value-type="string">
            <text:p>喜欢(6)</text:p>
          </table:table-cell>
          <table:table-cell office:value-type="string" calcext:value-type="string">
            <text:p>['“奥雷里亚诺，”他悲伤地敲下发报键，“马孔多在下雨。” \r', '线路上一阵长久的沉默，忽然，在机器上跳出奥雷里亚诺·布恩迪亚上校冷漠的电码。 \r', '“别犯傻了，赫里内勒多，”电码如是说道，“八月下雨很正常。”']</text:p>
          </table:table-cell>
          <table:table-cell/>
        </table:table-row>
        <table:table-row table:style-name="ro2">
          <table:table-cell office:value-type="string" calcext:value-type="string">
            <text:p>喜欢(6)</text:p>
          </table:table-cell>
          <table:table-cell office:value-type="string" calcext:value-type="string">
            <text:p>['自从那个遥远的午后，父亲带他去见识冰块，他唯一的快乐就是在金银器作坊里打造小金鱼的时刻。他被迫发动三十二场战争，打破与死亡之间的所有协定，并像猪一样在荣誉的猪圈里打滚，最后耽搁了将近四十年才发现纯真的可贵。']</text:p>
          </table:table-cell>
          <table:table-cell/>
        </table:table-row>
        <table:table-row table:style-name="ro3">
          <table:table-cell office:value-type="string" calcext:value-type="string">
            <text:p>喜欢(6)</text:p>
          </table:table-cell>
          <table:table-cell office:value-type="string" calcext:value-type="string">
            <text:p>['两人都装作不知道双方心知肚明的事实，都装作不知道对方已知情，自那天晚上起被一种不容侵犯的默契紧紧联结在一起。']</text:p>
          </table:table-cell>
          <table:table-cell/>
        </table:table-row>
        <table:table-row table:style-name="ro3">
          <table:table-cell office:value-type="string" calcext:value-type="string">
            <text:p>喜欢(6)</text:p>
          </table:table-cell>
          <table:table-cell office:value-type="string" calcext:value-type="string">
            <text:p>['注定经受百年孤独的家族不会有第二次机会在大地上出现。']</text:p>
          </table:table-cell>
          <table:table-cell/>
        </table:table-row>
        <table:table-row table:style-name="ro3">
          <table:table-cell office:value-type="string" calcext:value-type="string">
            <text:p>喜欢(6)</text:p>
          </table:table-cell>
          <table:table-cell office:value-type="string" calcext:value-type="string">
            <text:p>['让一让，母牛们，生命短暂啊！']</text:p>
          </table:table-cell>
          <table:table-cell/>
        </table:table-row>
        <table:table-row table:style-name="ro2">
          <table:table-cell office:value-type="string" calcext:value-type="string">
            <text:p>喜欢(5)</text:p>
          </table:table-cell>
          <table:table-cell office:value-type="string" calcext:value-type="string">
            <text:p>['他像只小鸡一样把头缩在双肩里，额头抵上树干便一动不动了。家里人毫无察觉，直到第二天上午十一点桑塔索菲亚·德拉·彼达去后院倒垃圾，忽然发现秃鹫正纷纷从天而降。']</text:p>
          </table:table-cell>
          <table:table-cell/>
        </table:table-row>
        <table:table-row table:style-name="ro7">
          <table:table-cell office:value-type="string" calcext:value-type="string">
            <text:p>喜欢(5)</text:p>
          </table:table-cell>
          <table:table-cell office:value-type="string" calcext:value-type="string">
            <text:p>['用小金鱼换来金币，随即把金币变成小金鱼，如此反复，卖的越多活计越辛苦，却只是为了维持一种不断加剧的恶性循环。实际上上校在乎的不是生意，而是干活本身。他必须全神贯注的投入，嵌上片片鱼鳞，用红宝石微粒镶鱼眼，添上尾鳍，再没有余暇为战后的失落而烦恼。这门精密的手艺极其耗费心神，令他在短短时间内比在整个战争年代衰老的更甚。不变的坐姿令他脊柱变形，精确到毫米的工艺使他视力受损，但不容丝毫分心的专注让他获得了心灵的平静。']</text:p>
          </table:table-cell>
          <table:table-cell/>
        </table:table-row>
        <table:table-row table:style-name="ro3">
          <table:table-cell office:value-type="string" calcext:value-type="string">
            <text:p>喜欢(5)</text:p>
          </table:table-cell>
          <table:table-cell office:value-type="string" calcext:value-type="string">
            <text:p>['却都归于徒劳，因为那些鸟儿全都毫不迟疑地振翅高飞，在空中打个转只一辩出方位就立刻奔向飞往幸福群岛的归途。']</text:p>
          </table:table-cell>
          <table:table-cell/>
        </table:table-row>
        <table:table-row table:style-name="ro3">
          <table:table-cell office:value-type="string" calcext:value-type="string">
            <text:p>喜欢(5)</text:p>
          </table:table-cell>
          <table:table-cell office:value-type="string" calcext:value-type="string">
            <text:p>['生命中曾经有过的所有灿烂，终究都需要用寂寞来偿还。\r', '\r', '——加西亚·马尔克斯']</text:p>
          </table:table-cell>
          <table:table-cell/>
        </table:table-row>
        <table:table-row table:style-name="ro3">
          <table:table-cell office:value-type="string" calcext:value-type="string">
            <text:p>喜欢(5)</text:p>
          </table:table-cell>
          <table:table-cell office:value-type="string" calcext:value-type="string">
            <text:p>['那些靠直觉弄得更清楚的东西，她想用眼睛去看， 就失误了。']</text:p>
          </table:table-cell>
          <table:table-cell/>
        </table:table-row>
        <table:table-row table:style-name="ro3">
          <table:table-cell office:value-type="string" calcext:value-type="string">
            <text:p>喜欢(4)</text:p>
          </table:table-cell>
          <table:table-cell office:value-type="string" calcext:value-type="string">
            <text:p>['何塞·阿尔卡蒂奥·布恩迪亚：“爱情是瘟疫。”']</text:p>
          </table:table-cell>
          <table:table-cell/>
        </table:table-row>
        <table:table-row table:style-name="ro3">
          <table:table-cell office:value-type="string" calcext:value-type="string">
            <text:p>喜欢(4)</text:p>
          </table:table-cell>
          <table:table-cell office:value-type="string" calcext:value-type="string">
            <text:p>['看见了佩特拉.科特斯的脊柱仿佛枯萎的神经穿起的一串线轴']</text:p>
          </table:table-cell>
          <table:table-cell/>
        </table:table-row>
        <table:table-row table:style-name="ro11">
          <table:table-cell office:value-type="string" calcext:value-type="string">
            <text:p>喜欢(4)</text:p>
          </table:table-cell>
          <table:table-cell office:value-type="string" calcext:value-type="string">
            <text:p>['“你比我更清楚，”他说，“任何军事法庭都是鬼把戏，实际上，你是替别人的罪恶受到惩罚。这一次，我们决定不惜任何代价赢得战争。难道你处在我的地位不这么干吗？” <text:s/>\r', '蒙卡达将军站起来，用衬衣下摆擦了擦很厚的玳瑁眼镜。 <text:s/>“大概如此，”他说，“可我痛心的不是你打算枪毙我，因为归根到底，对于我们这样的人来说，这是一种自然死亡。”他把眼镜放在床上，取下手表和表链。 <text:s/>“使我伤心的是，”他继续说，“你那么憎恨军阀，不断跟他们战斗，经常咒骂他们，结果你象他们一样坏。世界上任何理想都是不能为这种卑劣行为辩护的。”']</text:p>
          </table:table-cell>
          <table:table-cell/>
        </table:table-row>
        <table:table-row table:style-name="ro3">
          <table:table-cell office:value-type="string" calcext:value-type="string">
            <text:p>喜欢(4)</text:p>
          </table:table-cell>
          <table:table-cell office:value-type="string" calcext:value-type="string">
            <text:p>['我们就在家里烂掉吧 就在这没有男人的家里化成灰 决不能让这个可耻的市镇看见我们的眼泪']</text:p>
          </table:table-cell>
          <table:table-cell/>
        </table:table-row>
        <table:table-row table:style-name="ro2">
          <table:table-cell office:value-type="string" calcext:value-type="string">
            <text:p>喜欢(4)</text:p>
          </table:table-cell>
          <table:table-cell office:value-type="string" calcext:value-type="string">
            <text:p>['无论何时，或睡或醒，从最庄重到最卑下的时刻，她都会想起丽贝卡，因为孤独已经为她筛选记忆，将生活在她心中累积的无数垃圾尽行焚毁，并净化升华了其他记忆，即那些苦涩的记忆，使其永远存留']</text:p>
          </table:table-cell>
          <table:table-cell/>
        </table:table-row>
        <table:table-row table:style-name="ro5">
          <table:table-cell office:value-type="string" calcext:value-type="string">
            <text:p>喜欢(4)</text:p>
          </table:table-cell>
          <table:table-cell office:value-type="string" calcext:value-type="string">
            <text:p>['但何塞 阿尔卡蒂奥 布恩迪亚没有理睬，他正为这无可置疑的奇迹而迷醉，那一刻忘却了自己荒唐事业的挫败，忘却了梅尔基亚德斯的尸体已成为乌贼的美餐。他又付了五个里亚尔，把手放在冰块上，仿佛凭圣书作证般庄严宣告：\r', '“这是我们这个时代最伟大的发明。”']</text:p>
          </table:table-cell>
          <table:table-cell/>
        </table:table-row>
        <table:table-row table:style-name="ro3">
          <table:table-cell office:value-type="string" calcext:value-type="string">
            <text:p>喜欢(4)</text:p>
          </table:table-cell>
          <table:table-cell office:value-type="string" calcext:value-type="string">
            <text:p>['生命中最重要的不是你遭遇了什么，而是你记住了哪些事，又是如何铭记的。']</text:p>
          </table:table-cell>
          <table:table-cell/>
        </table:table-row>
        <table:table-row table:style-name="ro2">
          <table:table-cell office:value-type="string" calcext:value-type="string">
            <text:p>喜欢(4)</text:p>
          </table:table-cell>
          <table:table-cell office:value-type="string" calcext:value-type="string">
            <text:p>['即使以为自己的感情已经干涸得无法给予，也总会有一个时刻一样东西能拨动心灵深处的弦；我们毕竟不是生来就享受孤独的。\r', '\r', '一个幸福晚年的秘决不是别的，而是与孤寂签订一个体面的协定。']</text:p>
          </table:table-cell>
          <table:table-cell/>
        </table:table-row>
        <table:table-row table:style-name="ro2">
          <table:table-cell office:value-type="string" calcext:value-type="string">
            <text:p>喜欢(4)</text:p>
          </table:table-cell>
          <table:table-cell office:value-type="string" calcext:value-type="string">
            <text:p>['这些隐秘放荡的风月高手，古老技艺无一不精，药膏器具无所不备，能使无能者受振奋，腼腆者获激励，贪婪者得餍足，节制者生欲望，纵欲者遭惩戒，孤癖者变性情。']</text:p>
          </table:table-cell>
          <table:table-cell/>
        </table:table-row>
        <table:table-row table:style-name="ro2">
          <table:table-cell office:value-type="string" calcext:value-type="string">
            <text:p>喜欢(4)</text:p>
          </table:table-cell>
          <table:table-cell office:value-type="string" calcext:value-type="string">
            <text:p>['他内心深处祈求的奇迹不是发现点金石，不是赋予金属生命的气息，也不是将家中的合页和门锁变成黄金，而是此时此刻的情景：乌尔苏拉归来。']</text:p>
          </table:table-cell>
          <table:table-cell/>
        </table:table-row>
        <table:table-row table:style-name="ro3">
          <table:table-cell office:value-type="string" calcext:value-type="string">
            <text:p>喜欢(4)</text:p>
          </table:table-cell>
          <table:table-cell office:value-type="string" calcext:value-type="string">
            <text:p>['纵然岁月蹉跎天各一方，写信人依然对他深情不改。']</text:p>
          </table:table-cell>
          <table:table-cell/>
        </table:table-row>
        <table:table-row table:style-name="ro2">
          <table:table-cell office:value-type="string" calcext:value-type="string">
            <text:p>喜欢(4)</text:p>
          </table:table-cell>
          <table:table-cell office:value-type="string" calcext:value-type="string">
            <text:p>['你很幸福，因为你知道为什么战斗，而我现在才明白，我是由于骄傲才参加战斗的。\r', '\r', '但无论如何，最好是不知道为什么战斗，或者象你一样为了某些事情进行战斗， <text:s/>而那些事情对任何人都没有任何意义。']</text:p>
          </table:table-cell>
          <table:table-cell/>
        </table:table-row>
        <table:table-row table:style-name="ro3">
          <table:table-cell office:value-type="string" calcext:value-type="string">
            <text:p>喜欢(4)</text:p>
          </table:table-cell>
          <table:table-cell office:value-type="string" calcext:value-type="string">
            <text:p>['别拿鸡毛蒜皮的事来打扰我啦。\r', '\r', '你去请教上帝吧。']</text:p>
          </table:table-cell>
          <table:table-cell/>
        </table:table-row>
        <table:table-row table:style-name="ro3">
          <table:table-cell office:value-type="string" calcext:value-type="string">
            <text:p>喜欢(4)</text:p>
          </table:table-cell>
          <table:table-cell office:value-type="string" calcext:value-type="string">
            <text:p>['然而，在绵延不断的战争中，“正常”恰恰是最可怕的：表示毫无进展。']</text:p>
          </table:table-cell>
          <table:table-cell/>
        </table:table-row>
        <table:table-row table:style-name="ro3">
          <table:table-cell office:value-type="string" calcext:value-type="string">
            <text:p>喜欢(4)</text:p>
          </table:table-cell>
          <table:table-cell office:value-type="string" calcext:value-type="string">
            <text:p>['当她把心里话一吐为快时，有人把月光熄灭了。']</text:p>
          </table:table-cell>
          <table:table-cell/>
        </table:table-row>
        <table:table-row table:style-name="ro3">
          <table:table-cell office:value-type="string" calcext:value-type="string">
            <text:p>喜欢(4)</text:p>
          </table:table-cell>
          <table:table-cell office:value-type="string" calcext:value-type="string">
            <text:p>['爱情是一种本能，要么与生俱来，要么永远不会。']</text:p>
          </table:table-cell>
          <table:table-cell/>
        </table:table-row>
        <table:table-row table:style-name="ro3">
          <table:table-cell office:value-type="string" calcext:value-type="string">
            <text:p>喜欢(4)</text:p>
          </table:table-cell>
          <table:table-cell office:value-type="string" calcext:value-type="string">
            <text:p>['与其逃避，不如享受孤独。']</text:p>
          </table:table-cell>
          <table:table-cell/>
        </table:table-row>
        <table:table-row table:style-name="ro3">
          <table:table-cell office:value-type="string" calcext:value-type="string">
            <text:p>喜欢(4)</text:p>
          </table:table-cell>
          <table:table-cell office:value-type="string" calcext:value-type="string">
            <text:p>['死亡远比想象的要难']</text:p>
          </table:table-cell>
          <table:table-cell/>
        </table:table-row>
        <table:table-row table:style-name="ro3">
          <table:table-cell office:value-type="string" calcext:value-type="string">
            <text:p>喜欢(4)</text:p>
          </table:table-cell>
          <table:table-cell office:value-type="string" calcext:value-type="string">
            <text:p>['他已经等了那么久 如果有必要还可以等下去']</text:p>
          </table:table-cell>
          <table:table-cell/>
        </table:table-row>
        <table:table-row table:style-name="ro3">
          <table:table-cell office:value-type="string" calcext:value-type="string">
            <text:p>喜欢(4)</text:p>
          </table:table-cell>
          <table:table-cell office:value-type="string" calcext:value-type="string">
            <text:p>['正常恰恰是这场无尽的战争最可怕的地方：什么都不曾发生。']</text:p>
          </table:table-cell>
          <table:table-cell/>
        </table:table-row>
        <table:table-row table:style-name="ro5">
          <table:table-cell office:value-type="string" calcext:value-type="string">
            <text:p>喜欢(3)</text:p>
          </table:table-cell>
          <table:table-cell office:value-type="string" calcext:value-type="string">
            <text:p>['赫里内勒多·马尔克斯望着荒凉的街道、巴旦杏树上凝结的水珠，感觉自己在孤独中迷失了。“奥雷里亚诺，”他悲伤地敲下发报键，“马孔多在下雨。”线路上一阵长久的沉默。忽然机器上跳出奥雷里亚诺·布恩迪亚上校冷漠的电码。“别犯傻了，赫里内勒多，”电码如是说到，“八月下雨很正常。”']</text:p>
          </table:table-cell>
          <table:table-cell/>
        </table:table-row>
        <table:table-row table:style-name="ro11">
          <table:table-cell office:value-type="string" calcext:value-type="string">
            <text:p>喜欢(3)</text:p>
          </table:table-cell>
          <table:table-cell office:value-type="string" calcext:value-type="string">
            <text:p>['白天，士兵们卷起裤腿，在变成了洪流的街道上逛来逛去，并且和孩子们一起划着小船玩耍。夜间，宵禁开始之后，他们就用枪托砸开人家的房门，把可疑的人拖出床铺，送到一去不复返的地方去。\r', '士兵们仍在搜查和消灭罪犯、杀人犯、纵火犯和第四号命令的破坏分子，可是军事当局即使在牺牲者的亲人面前也否认这种情形，这些家属挤满了警备队长的接待室，希望知道被捕者的命运。“我相信你们不过是做了个梦，”警备 <text:s/>队长硬说。“马孔多过去没有发生、现在没有发生、将来也不会发生任何事情。这是一个幸福的市镇嘛。”工会头头们就这样被消灭了。']</text:p>
          </table:table-cell>
          <table:table-cell/>
        </table:table-row>
        <table:table-row table:style-name="ro3">
          <table:table-cell office:value-type="string" calcext:value-type="string">
            <text:p>喜欢(3)</text:p>
          </table:table-cell>
          <table:table-cell office:value-type="string" calcext:value-type="string">
            <text:p>['约略懂得幸福晚年的秘诀不过是与孤独签下了不失尊严的协定罢了。']</text:p>
          </table:table-cell>
          <table:table-cell/>
        </table:table-row>
        <table:table-row table:style-name="ro12">
          <table:table-cell office:value-type="string" calcext:value-type="string">
            <text:p>喜欢(3)</text:p>
          </table:table-cell>
          <table:table-cell office:value-type="string" calcext:value-type="string">
            <text:p>['过了两天，格林列尔多·马克斯上校被控叛国，判处死刑。重新躺上吊床的奥雷连诺上校，根本就不理睬赦免的要求。他命令不让任何人打扰他。', '行刑的前一天，乌苏娜不顾他的命令，跨进他的卧室。她穿着黑衣服，显得异常庄严，在三分钟的会见中始终没有坐下。“我知道你要枪毙格林列尔多，”她平静地说，”我没有法子阻止你。可我要给你一个警告：只要我看见他的尸体，我就要凭我父母的骸骨发誓，凭霍·阿·布恩蒂亚死后的名声发誓，对天发誓：不管你藏在哪儿，我都要拖你出来，亲手把你打死。”在离开房间之前，她不等口答就下了断语：“你那么干，就象是长了一条猪尾巴出世的。”']</text:p>
          </table:table-cell>
          <table:table-cell/>
        </table:table-row>
        <table:table-row table:style-name="ro11">
          <table:table-cell office:value-type="string" calcext:value-type="string">
            <text:p>喜欢(3)</text:p>
          </table:table-cell>
          <table:table-cell office:value-type="string" calcext:value-type="string">
            <text:p>['“完全相反，我从来没有感到这么好。” <text:s/>俏姑娘雷麦黛丝话刚落音，菲兰达突然发现一道闪光，她手里的床单被一阵轻风卷走，在空中全幅展开。俏姑娘雷麦黛丝抓住床单的一头，开始凌空升起的时候 <text:s/>，阿玛兰塔感到裙子的花边神秘地拂动。\r', '乌苏娜几乎已经失明，只有她一个人十分镇定，能够识别风的性质——她让床单在闪光中随风而去，瞧见俏姑娘雷麦黛丝向她挥手告别；姑娘周围是跟她一起升空的、白得耀眼的、招展的床单，床单跟她一起离开了甲虫飞红、天竺牡丹盛开的环境，下午四点钟就跟她飞过空中，永远消失在上层空间，甚至飞得最高的鸟儿也追不上她了。']</text:p>
          </table:table-cell>
          <table:table-cell/>
        </table:table-row>
        <table:table-row table:style-name="ro11">
          <table:table-cell office:value-type="string" calcext:value-type="string">
            <text:p>喜欢(3)</text:p>
          </table:table-cell>
          <table:table-cell office:value-type="string" calcext:value-type="string">
            <text:p>['在第六个星期天，这青年绅士拿着一朵黄玫瑰来到教堂里。他照旧站着听弥撒，弥撒结束之后，就去拦住俏姑娘雷麦黛丝，向她献上玫瑰。姑娘仿佛正在等候这个礼品似的，十分自然地接过花儿，片刻间微微撩起面纱，向陌生人嫣然一笑表示感谢。这就是她所做的一切。然而，不仅对他，而且对所有不幸在场的男人，这一瞬间都是永远难忘的。\r', '\r', '他的悲剧中最惨痛的是，即使当他打扮得象个王子出现在教堂里的时候，俏姑娘雷麦黛丝实际上也没瞧上他。她接受他的黄玫瑰时毫无一点娇态，只是对他异常的举动感到有趣，而她撩起面纱只是为了看清他的面孔，根本不是为了拿自己的脸蛋儿让他欣赏。']</text:p>
          </table:table-cell>
          <table:table-cell/>
        </table:table-row>
        <table:table-row table:style-name="ro2">
          <table:table-cell office:value-type="string" calcext:value-type="string">
            <text:p>喜欢(3)</text:p>
          </table:table-cell>
          <table:table-cell office:value-type="string" calcext:value-type="string">
            <text:p>['世界从未显得如此荒芜而深不可测。让你知道我的消息大概是奇迹的概率，重逢的理由也许是你某一天赶路，于酒馆歇息时无意间听到的歌谣，又或许，更可能的结果是这歌谣一直被传唱，却从未被想要的人倾听。']</text:p>
          </table:table-cell>
          <table:table-cell/>
        </table:table-row>
        <table:table-row table:style-name="ro3">
          <table:table-cell office:value-type="string" calcext:value-type="string">
            <text:p>喜欢(3)</text:p>
          </table:table-cell>
          <table:table-cell office:value-type="string" calcext:value-type="string">
            <text:p>['他（奥雷里亚诺.布恩迪亚上校）的成功和失败都因为同一个原因，即纯粹、罪恶的自大。']</text:p>
          </table:table-cell>
          <table:table-cell/>
        </table:table-row>
        <table:table-row table:style-name="ro2">
          <table:table-cell office:value-type="string" calcext:value-type="string">
            <text:p>喜欢(3)</text:p>
          </table:table-cell>
          <table:table-cell office:value-type="string" calcext:value-type="string">
            <text:p>['八月的一个下午，阿玛兰妲在彻底拒绝了这位坚毅的追求者后，再也无法忍受执拗性情的重压，锁在房间里为自己孤独到死的命运痛哭起来。']</text:p>
          </table:table-cell>
          <table:table-cell/>
        </table:table-row>
        <table:table-row table:style-name="ro3">
          <table:table-cell office:value-type="string" calcext:value-type="string">
            <text:p>喜欢(3)</text:p>
          </table:table-cell>
          <table:table-cell office:value-type="string" calcext:value-type="string">
            <text:p>['一中内在的寒冷直入骨髓，即使烈日当空也让他不堪其苦，好几个月都难以安眠，到最后成了习惯']</text:p>
          </table:table-cell>
          <table:table-cell/>
        </table:table-row>
        <table:table-row table:style-name="ro3">
          <table:table-cell office:value-type="string" calcext:value-type="string">
            <text:p>喜欢(3)</text:p>
          </table:table-cell>
          <table:table-cell office:value-type="string" calcext:value-type="string">
            <text:p>['在等待中，她的大腿不再有力，乳房不再坚挺，性情不再温和，但心灵的狂野依然如故。']</text:p>
          </table:table-cell>
          <table:table-cell/>
        </table:table-row>
        <table:table-row table:style-name="ro2">
          <table:table-cell office:value-type="string" calcext:value-type="string">
            <text:p>喜欢(3)</text:p>
          </table:table-cell>
          <table:table-cell office:value-type="string" calcext:value-type="string">
            <text:p>['于是，俏姑娘雷麦黛丝开始在孤独的沙漠里徘徊，但没感到任何痛苦，并且在没有梦魇的酣睡中，在没完没了的沐浴中，在不按时的膳食中，在长久的沉思中，逐渐成长起来。']</text:p>
          </table:table-cell>
          <table:table-cell/>
        </table:table-row>
        <table:table-row table:style-name="ro3">
          <table:table-cell office:value-type="string" calcext:value-type="string">
            <text:p>喜欢(3)</text:p>
          </table:table-cell>
          <table:table-cell office:value-type="string" calcext:value-type="string">
            <text:p>['他的确经历过死亡，但是忍受不了孤独，所以回到这儿来了。']</text:p>
          </table:table-cell>
          <table:table-cell/>
        </table:table-row>
        <table:table-row table:style-name="ro7">
          <table:table-cell office:value-type="string" calcext:value-type="string">
            <text:p>喜欢(3)</text:p>
          </table:table-cell>
          <table:table-cell office:value-type="string" calcext:value-type="string">
            <text:p>['他从来没有停止过对她的欲念。\r', '在占领的城镇里，在漆黑的卧室里，——特别是在最下贱的卧室里——他遇见过她：在伤者绷带上的凝血气味中，在面临致命危险的片刻恐怖中，在任何时候和任何地方，她的形象都出现在他的眼前。他从家中出走、本来是想不仅借助于遥远的距离，而且借助于令人发麻的残忍（他的战友们把这种残忍叫做“无畏”），永远忘掉她：但在战争的粪堆里，他越污损她的形象，战争就越使他想起她。他就这样在流亡中饱经痛苦，寻求死亡，希望在死亡中摆脱阿玛兰塔。']</text:p>
          </table:table-cell>
          <table:table-cell/>
        </table:table-row>
        <table:table-row table:style-name="ro3">
          <table:table-cell office:value-type="string" calcext:value-type="string">
            <text:p>喜欢(3)</text:p>
          </table:table-cell>
          <table:table-cell office:value-type="string" calcext:value-type="string">
            <text:p>['他没有想到结束一场战争要比发动它艰难得多。']</text:p>
          </table:table-cell>
          <table:table-cell/>
        </table:table-row>
        <table:table-row table:style-name="ro3">
          <table:table-cell office:value-type="string" calcext:value-type="string">
            <text:p>喜欢(3)</text:p>
          </table:table-cell>
          <table:table-cell office:value-type="string" calcext:value-type="string">
            <text:p>['你永远不知道外乡人喜欢吃什么']</text:p>
          </table:table-cell>
          <table:table-cell/>
        </table:table-row>
        <table:table-row table:style-name="ro3">
          <table:table-cell office:value-type="string" calcext:value-type="string">
            <text:p>喜欢(3)</text:p>
          </table:table-cell>
          <table:table-cell office:value-type="string" calcext:value-type="string">
            <text:p>['❀ <text:s/>这个世界还太新,来不及命名,需要用手去指 <text:s/>❀']</text:p>
          </table:table-cell>
          <table:table-cell/>
        </table:table-row>
        <table:table-row table:style-name="ro3">
          <table:table-cell office:value-type="string" calcext:value-type="string">
            <text:p>喜欢(3)</text:p>
          </table:table-cell>
          <table:table-cell office:value-type="string" calcext:value-type="string">
            <text:p>['他不明白，为什么需要耗费那么多的话语来解释自己在战争中的感受， <text:s/>其实只要一个词儿就够了：恐怖。']</text:p>
          </table:table-cell>
          <table:table-cell/>
        </table:table-row>
        <table:table-row table:style-name="ro2">
          <table:table-cell office:value-type="string" calcext:value-type="string">
            <text:p>喜欢(3)</text:p>
          </table:table-cell>
          <table:table-cell office:value-type="string" calcext:value-type="string">
            <text:p>['他觉得再也无法忍受腰间冰冷和腹内的气流，无法忍受恐惧和迷乱的渴望，渴望逃走，又渴望永远留在恼人的静寂和可怖的孤独中。']</text:p>
          </table:table-cell>
          <table:table-cell/>
        </table:table-row>
        <table:table-row table:style-name="ro3">
          <table:table-cell office:value-type="string" calcext:value-type="string">
            <text:p>喜欢(3)</text:p>
          </table:table-cell>
          <table:table-cell office:value-type="string" calcext:value-type="string">
            <text:p>['“哎，我的孩子，”他叹息道，“对我来讲，单是相信我们两人这会儿还活着，就足够了。”']</text:p>
          </table:table-cell>
          <table:table-cell/>
        </table:table-row>
        <table:table-row table:style-name="ro3">
          <table:table-cell office:value-type="string" calcext:value-type="string">
            <text:p>喜欢(3)</text:p>
          </table:table-cell>
          <table:table-cell office:value-type="string" calcext:value-type="string">
            <text:p>['世间没有什么值得以这样的沉沦为代价。']</text:p>
          </table:table-cell>
          <table:table-cell/>
        </table:table-row>
        <table:table-row table:style-name="ro3">
          <table:table-cell office:value-type="string" calcext:value-type="string">
            <text:p>喜欢(3)</text:p>
          </table:table-cell>
          <table:table-cell office:value-type="string" calcext:value-type="string">
            <text:p>['这实在荒唐，基督信仰的卫士摧毁教堂，共济会的人却下令重建。']</text:p>
          </table:table-cell>
          <table:table-cell/>
        </table:table-row>
        <table:table-row table:style-name="ro3">
          <table:table-cell office:value-type="string" calcext:value-type="string">
            <text:p>喜欢(3)</text:p>
          </table:table-cell>
          <table:table-cell office:value-type="string" calcext:value-type="string">
            <text:p>['我的情欲灌进她的耳朵 又变成炽热的话语从她嘴里呼出来']</text:p>
          </table:table-cell>
          <table:table-cell/>
        </table:table-row>
        <table:table-row table:style-name="ro3">
          <table:table-cell office:value-type="string" calcext:value-type="string">
            <text:p>喜欢(3)</text:p>
          </table:table-cell>
          <table:table-cell office:value-type="string" calcext:value-type="string">
            <text:p>['如果不是战争，那就是死亡把他带走。']</text:p>
          </table:table-cell>
          <table:table-cell/>
        </table:table-row>
        <table:table-row table:style-name="ro3">
          <table:table-cell office:value-type="string" calcext:value-type="string">
            <text:p>喜欢(3)</text:p>
          </table:table-cell>
          <table:table-cell office:value-type="string" calcext:value-type="string">
            <text:p>['亡父的预感拨动了他心中残存的最后一份高傲的余烬，但他却错以为陡然间重获了力量']</text:p>
          </table:table-cell>
          <table:table-cell/>
        </table:table-row>
        <table:table-row table:style-name="ro3">
          <table:table-cell office:value-type="string" calcext:value-type="string">
            <text:p>喜欢(3)</text:p>
          </table:table-cell>
          <table:table-cell office:value-type="string" calcext:value-type="string">
            <text:p>['“我不嫁给任何人，”阿玛兰坦说，“尤其是你。你那样爱奥雷里亚诺，你想跟我结婚，只是因为你不能跟他结婚。”']</text:p>
          </table:table-cell>
          <table:table-cell/>
        </table:table-row>
        <table:table-row table:style-name="ro3">
          <table:table-cell office:value-type="string" calcext:value-type="string">
            <text:p>喜欢(3)</text:p>
          </table:table-cell>
          <table:table-cell office:value-type="string" calcext:value-type="string">
            <text:p>['灾难本身也能对付苦闷']</text:p>
          </table:table-cell>
          <table:table-cell/>
        </table:table-row>
        <table:table-row table:style-name="ro3">
          <table:table-cell office:value-type="string" calcext:value-type="string">
            <text:p>喜欢(3)</text:p>
          </table:table-cell>
          <table:table-cell office:value-type="string" calcext:value-type="string">
            <text:p>['她们甚至懂得各种古老的诱惑方法，能够刺激阳萎者，鼓舞胆怯者，满足贪婪者，激发文弱者，教训傲慢者，改造遁世者。']</text:p>
          </table:table-cell>
          <table:table-cell/>
        </table:table-row>
        <table:table-row table:style-name="ro3">
          <table:table-cell office:value-type="string" calcext:value-type="string">
            <text:p>喜欢(3)</text:p>
          </table:table-cell>
          <table:table-cell office:value-type="string" calcext:value-type="string">
            <text:p>['“你瞧瞧空气， 听听太阳的声音，一切都跟昨天和前天一模一样。今天还是星期一.']</text:p>
          </table:table-cell>
          <table:table-cell/>
        </table:table-row>
        <table:table-row table:style-name="ro3">
          <table:table-cell office:value-type="string" calcext:value-type="string">
            <text:p>喜欢(2)</text:p>
          </table:table-cell>
          <table:table-cell office:value-type="string" calcext:value-type="string">
            <text:p>['多年以后，奥雷连诺上校站在行刑队面前，准会想起父亲带他去参观冰块的那个遥远的下午。']</text:p>
          </table:table-cell>
          <table:table-cell/>
        </table:table-row>
        <table:table-row table:style-name="ro7">
          <table:table-cell office:value-type="string" calcext:value-type="string">
            <text:p>喜欢(2)</text:p>
          </table:table-cell>
          <table:table-cell office:value-type="string" calcext:value-type="string">
            <text:p>['在这以前，需要去做弥撒的时候，她才让俏姑娘雷麦黛丝跟阿玛兰塔一块儿上街，而且有个条件：姑娘必须用黑色面纱遮住面孔。那些 <text:s/>邪恶之徒经常假装神父，在卡塔林诺游艺场里做亵渎神灵的弥撒，他们上教堂去就 <text:s/>是为了看看俏姑娘雷麦黛丝的面孔，哪怕看上一眼也好，因为她那神话般的姿色是整个沼泽地带的人有口皆碑的，大家谈起她的美貌来都异常兴奋。但是，好奇的人要看见这张面孔就得长久等待机会，而他们最好不要等待这样的机会，因为大多数人见了这张面孔就无法安心地睡觉了。']</text:p>
          </table:table-cell>
          <table:table-cell/>
        </table:table-row>
        <table:table-row table:style-name="ro4">
          <table:table-cell office:value-type="string" calcext:value-type="string">
            <text:p>喜欢(2)</text:p>
          </table:table-cell>
          <table:table-cell office:value-type="string" calcext:value-type="string">
            <text:p>['乌苏娜不仅亲自出动，还把在马孔多出生的那些起义军官的母亲带来作证。这些最老的市镇居民——其中一些甚至参加过翻山越岭的大胆的进军——一个接一个地夸奖蒙卡达将军的美德。\r', '乌苏娜是这支队伍里的最后一名。她那悲伤而尊严的神情，她那名字的分量，她那话里的信心，使得审判的天秤迟疑了片刻。“你们玩弄这种恐怖的把戏是很认真的，你们做得对嘛，因为你们在履行自己的职责，”她向法庭成员们说，“可是你们不要忘记：只要我们活在世上，我们就是你们的母亲， <text:s/>你们无论多么革命，一旦不尊重我们，我们都有权脱下你们的裤子，用皮带狠狠地抽。”\r', '法庭成员退下去商量的时候，这些话还在已经变成营房的教室里发出回声。']</text:p>
          </table:table-cell>
          <table:table-cell/>
        </table:table-row>
        <table:table-row table:style-name="ro13">
          <table:table-cell office:value-type="string" calcext:value-type="string">
            <text:p>喜欢(2)</text:p>
          </table:table-cell>
          <table:table-cell office:value-type="string" calcext:value-type="string">
            <text:p>['那天下午赫里内勒多·马尔克斯上校收到了奥雷里亚诺·布恩迪亚上校的电报。那是一次例行公事的谈话，没有为焦灼的战局带来任何突破。谈话即将结束时，赫里内勒多·马尔克斯上校望着荒凉的街道、巴旦杏树上凝结的水珠，感觉自己在孤独中迷失了。\r', '“奥雷里亚诺，”他悲伤地敲下发报键，“马孔多在下雨。”\r', '线路上一阵长久的沉默。忽然，机器上跳出奥雷里亚诺·布恩迪亚上校冷漠的电码。\r', '“别犯傻了，赫里内勒多，”电码如是说道，“八月下雨很正常。”']</text:p>
          </table:table-cell>
          <table:table-cell/>
        </table:table-row>
        <table:table-row table:style-name="ro3">
          <table:table-cell office:value-type="string" calcext:value-type="string">
            <text:p>喜欢(2)</text:p>
          </table:table-cell>
          <table:table-cell office:value-type="string" calcext:value-type="string">
            <text:p>['他（梅尔基亚德斯）的确一度死去，但难以忍受孤独又重返人生。']</text:p>
          </table:table-cell>
          <table:table-cell/>
        </table:table-row>
        <table:table-row table:style-name="ro2">
          <table:table-cell office:value-type="string" calcext:value-type="string">
            <text:p>喜欢(2)</text:p>
          </table:table-cell>
          <table:table-cell office:value-type="string" calcext:value-type="string">
            <text:p>['然而随着战事吃紧，他的形象渐渐黯淡，消逝在一个虚幻的世界里。代表他声音的点横越来越遥远模糊，汇聚组合而成的词语逐渐失去意义。']</text:p>
          </table:table-cell>
          <table:table-cell/>
        </table:table-row>
        <table:table-row table:style-name="ro7">
          <table:table-cell office:value-type="string" calcext:value-type="string">
            <text:p>喜欢(2)</text:p>
          </table:table-cell>
          <table:table-cell office:value-type="string" calcext:value-type="string">
            <text:p>['高挑、笔挺、傲慢的阿玛兰塔，经常穿着泡沫一样雪白轻柔的裙子，尽管年岁已高、往事沉痛，仍有一副优越的样儿，她的额上似乎也有自己的灰十字——处女的标记。她真有这样的标记，不过是在手上——在黑色绷带下面；阿玛兰塔即便夜间也不取掉这个绷带，有时亲自拿它洗呀熨呀。阿玛兰塔是在缝制殓衣中生活的。可以看出， 她白天缝，晚上拆，但这不是为了摆脱孤独，恰恰相反，而是为了保持孤独。']</text:p>
          </table:table-cell>
          <table:table-cell/>
        </table:table-row>
        <table:table-row table:style-name="ro9">
          <table:table-cell office:value-type="string" calcext:value-type="string">
            <text:p>喜欢(2)</text:p>
          </table:table-cell>
          <table:table-cell office:value-type="string" calcext:value-type="string">
            <text:p>['乌苏娜给霍·阿卡蒂奥装箱子的时候，一面回忆痛苦的往事，一面问了问自己，躺进坟墓，让人在她身上撒上泥土是不是更好一些呢；而且她又无所畏惧地请问上帝，他是不是真以为人是铁铸的，能够经受那么多的苦难；但她越问越糊涂，难以遏制地希望象外国人那样蹦跳起来，最终来一次片刻的暴动，这种片刻的暴动是她向往了多次，推迟了多次的；她不愿屈从地生活，热望唾弃一切，从心中倒出一大堆骂人的话，而这些话她己低三下四地压抑整整一个世纪了。 <text:s/>“混蛋！”乌苏娜骂了一声。正在动手衣服装进箱子的阿玛兰塔，以为蝎子螫了母亲。 “它在哪儿？”阿玛兰塔惊骇地问。“什么？” <text:s/>“蝎子，”阿玛兰塔解释。乌苏娜拿指头做了戳胸口。 <text:s/>“在这儿，”她回答。']</text:p>
          </table:table-cell>
          <table:table-cell/>
        </table:table-row>
        <table:table-row table:style-name="ro2">
          <table:table-cell office:value-type="string" calcext:value-type="string">
            <text:p>喜欢(2)</text:p>
          </table:table-cell>
          <table:table-cell office:value-type="string" calcext:value-type="string">
            <text:p>['在又一个人牺牲之后，外国人和马孔多的许多老居民才相信这么个传说：俏姑娘雷麦黛丝身上发出的不是爱情的气息，而是死亡的气息。']</text:p>
          </table:table-cell>
          <table:table-cell/>
        </table:table-row>
        <table:table-row table:style-name="ro4">
          <table:table-cell office:value-type="string" calcext:value-type="string">
            <text:p>喜欢(2)</text:p>
          </table:table-cell>
          <table:table-cell office:value-type="string" calcext:value-type="string">
            <text:p>['“最主要的是，从现在起，我们战斗就只是为了权力啦。”他仍然面带微笑，拿起代表团给他的文件，准备签字。 <text:s/>“既然如此，”他最后说，“我们就无异议了。”他的军官们极度惊愕，面面相觑。 “原谅我，上校，”格林列尔多·马克斯上校柔和地说。”这是背叛。” <text:s/>奥雷连诺上校把蘸了墨水的笔拿在空中，在这个大胆的人身上使出了自己的威风。“把你的武器交给我，”他下了命令。 <text:s/>格林列尔多·马克斯上校站起身来，把武器放在桌上。 “到兵营去吧，”奥雷连诺上校命令他。“让军事法庭来处置你。” <text:s/>然后，他在声明上签了字，把它交还代表团，说：“先生们，这是你们的纸儿。我希望你们能够从中捞到一些好处。”']</text:p>
          </table:table-cell>
          <table:table-cell/>
        </table:table-row>
        <table:table-row table:style-name="ro2">
          <table:table-cell office:value-type="string" calcext:value-type="string">
            <text:p>喜欢(2)</text:p>
          </table:table-cell>
          <table:table-cell office:value-type="string" calcext:value-type="string">
            <text:p>['在这潮湿静寂、远在原罪之先就已存在的天堂里，远征队的人们被最古老的回忆压得喘不过气来，他们的靴子陷进雾气腾腾的油窟，砍刀斩碎猩红的百合与金黄的蝾螈。']</text:p>
          </table:table-cell>
          <table:table-cell/>
        </table:table-row>
        <table:table-row table:style-name="ro3">
          <table:table-cell office:value-type="string" calcext:value-type="string">
            <text:p>喜欢(2)</text:p>
          </table:table-cell>
          <table:table-cell office:value-type="string" calcext:value-type="string">
            <text:p>['一如既往坚定忠诚，当初怎样为胜利而战，如今便怎样为失败而战。']</text:p>
          </table:table-cell>
          <table:table-cell/>
        </table:table-row>
        <table:table-row table:style-name="ro3">
          <table:table-cell office:value-type="string" calcext:value-type="string">
            <text:p>喜欢(2)</text:p>
          </table:table-cell>
          <table:table-cell office:value-type="string" calcext:value-type="string">
            <text:p>['在这个市镇上，我们不靠纸儿发号施令。\r', '\r', '请你永远记住：我们不需要别人指手画脚，我们这儿的事用不着别人来管。']</text:p>
          </table:table-cell>
          <table:table-cell/>
        </table:table-row>
        <table:table-row table:style-name="ro3">
          <table:table-cell office:value-type="string" calcext:value-type="string">
            <text:p>喜欢(2)</text:p>
          </table:table-cell>
          <table:table-cell office:value-type="string" calcext:value-type="string">
            <text:p>['奥雷里亚诺，马孔多下雨了。']</text:p>
          </table:table-cell>
          <table:table-cell/>
        </table:table-row>
        <table:table-row table:style-name="ro3">
          <table:table-cell office:value-type="string" calcext:value-type="string">
            <text:p>喜欢(2)</text:p>
          </table:table-cell>
          <table:table-cell office:value-type="string" calcext:value-type="string">
            <text:p>['一个人只要能完全拥有良心上的安宁，就可以不断进食直到疲惫无力为止。']</text:p>
          </table:table-cell>
          <table:table-cell/>
        </table:table-row>
        <table:table-row table:style-name="ro2">
          <table:table-cell office:value-type="string" calcext:value-type="string">
            <text:p>喜欢(2)</text:p>
          </table:table-cell>
          <table:table-cell office:value-type="string" calcext:value-type="string">
            <text:p>['虽然有些喜欢吹牛的人说，跟这样迷人的娘儿们睡上一夜，不要命也是值得的，但是谁也没有这么干。\r', '其实，要博得她的欢心，又不会受到她的致命伤害， <text:s/>只要有一种原始的、朴素的感情——爱情就够了，然而这一点正是谁也没有想到的 <text:s/>。']</text:p>
          </table:table-cell>
          <table:table-cell/>
        </table:table-row>
        <table:table-row table:style-name="ro6">
          <table:table-cell office:value-type="string" calcext:value-type="string">
            <text:p>喜欢(2)</text:p>
          </table:table-cell>
          <table:table-cell office:value-type="string" calcext:value-type="string">
            <text:p>['他试图强压下痛苦，更加投入地研究羊皮卷，尽量避开那位姨妈天真烂漫的讨好，避开她身上散发出的令他夜夜饱受荼毒的气息，然而他越是逃避，越是渴望听见她咯咯的笑声、牝猫般快活的尖叫和欢畅的歌声，她随时随刻在家中最出人意料的地方享受情爱的欢娱声。']</text:p>
          </table:table-cell>
          <table:table-cell/>
        </table:table-row>
        <table:table-row table:style-name="ro7">
          <table:table-cell office:value-type="string" calcext:value-type="string">
            <text:p>喜欢(2)</text:p>
          </table:table-cell>
          <table:table-cell office:value-type="string" calcext:value-type="string">
            <text:p>['那个叫阿尔丰索的人，为了把老头儿的手稿译成西班牙文，曾专门攻读过加泰隆尼亚语言。有一次他随手把加泰隆尼亚人的一叠稿纸放进了自己的口袋——他的口袋里总是被一些剪报和特殊职业的指南塞得胀鼓鼓的，可是有一天晚上，在一个妓院里，在一群由于饥饿不得不出卖肉体的女孩子身边，他不慎丢失了所有的稿纸。博学的加泰隆尼亚人发觉这件事以后，并没有象阿尔丰索担心的那样大事张扬，反倒哈哈大笑地说：“这是文学自然而然的命运。”']</text:p>
          </table:table-cell>
          <table:table-cell/>
        </table:table-row>
        <table:table-row table:style-name="ro11">
          <table:table-cell office:value-type="string" calcext:value-type="string">
            <text:p>喜欢(2)</text:p>
          </table:table-cell>
          <table:table-cell office:value-type="string" calcext:value-type="string">
            <text:p>['这个推测给了他集中思想所需的片刻喘息的机会，他在一把摇椅上躺下，在这把摇椅里，雷贝卡学过刺绣，阿玛兰塔曾跟格林列尔多·马克斯上校下过棋， <text:s/>阿玛兰塔·乌苏哪曾给婴儿缝过衣服：就在这一刹那间——在他恍然大悟的刹那间——他终于明白自己的心再也承受不了往日那么多的重负。他自己的和别人的往事 <text:s/>像致命的长矛刺痛了他的心。他诧异地望见放肆的蜘蛛网盘在枯死的玫瑰花丛上，望见到处都长满了顽固的莠草，望见二月里明朗的晨空一片宁静。就在这时，他看到了自己的儿子——一块皱巴巴的咬烂了的皮肤，从四面八方聚集扰来的一群蚂蚁正把这块皮肤沿着花园的石铺小径，往自己的洞穴尽力拖去。']</text:p>
          </table:table-cell>
          <table:table-cell/>
        </table:table-row>
        <table:table-row table:style-name="ro3">
          <table:table-cell office:value-type="string" calcext:value-type="string">
            <text:p>喜欢(2)</text:p>
          </table:table-cell>
          <table:table-cell office:value-type="string" calcext:value-type="string">
            <text:p>['上帝啊！费了那么大力气培养你的好习惯，结果你倒活得像猪一样。']</text:p>
          </table:table-cell>
          <table:table-cell/>
        </table:table-row>
        <table:table-row table:style-name="ro3">
          <table:table-cell office:value-type="string" calcext:value-type="string">
            <text:p>喜欢(2)</text:p>
          </table:table-cell>
          <table:table-cell office:value-type="string" calcext:value-type="string">
            <text:p>['她辛苦多年忍受折磨好不容易赢得的孤独特权，绝不肯用来换取一个被虚假迷人的怜悯打扰的晚年。']</text:p>
          </table:table-cell>
          <table:table-cell/>
        </table:table-row>
        <table:table-row table:style-name="ro3">
          <table:table-cell office:value-type="string" calcext:value-type="string">
            <text:p>喜欢(2)</text:p>
          </table:table-cell>
          <table:table-cell office:value-type="string" calcext:value-type="string">
            <text:p>['“别跟我谈政治，”奥雷里亚诺·布恩迪亚上校对他说，“咱们只管卖小金鱼。”']</text:p>
          </table:table-cell>
          <table:table-cell/>
        </table:table-row>
        <table:table-row table:style-name="ro3">
          <table:table-cell office:value-type="string" calcext:value-type="string">
            <text:p>喜欢(2)</text:p>
          </table:table-cell>
          <table:table-cell office:value-type="string" calcext:value-type="string">
            <text:p>['乌尔苏拉这时才明白他生活在一个比自己眼前更幽深的黑暗世界，和他曾祖父的世界一样牢不可破，孤寂无伴。']</text:p>
          </table:table-cell>
          <table:table-cell/>
        </table:table-row>
        <table:table-row table:style-name="ro3">
          <table:table-cell office:value-type="string" calcext:value-type="string">
            <text:p>喜欢(2)</text:p>
          </table:table-cell>
          <table:table-cell office:value-type="string" calcext:value-type="string">
            <text:p>["It's enough for me to be sure that you and I exist at this moment.\r", '对我来说，确信你我共存此刻就足够了。']</text:p>
          </table:table-cell>
          <table:table-cell/>
        </table:table-row>
        <table:table-row table:style-name="ro2">
          <table:table-cell office:value-type="string" calcext:value-type="string">
            <text:p>喜欢(2)</text:p>
          </table:table-cell>
          <table:table-cell office:value-type="string" calcext:value-type="string">
            <text:p>['而家里的每个人却没觉察到。他们每天走的都是同样的路，重复同样的动作，同样的时匆几乎说同样的话。只有偏离常规的时候，他们才会失掉什么东西']</text:p>
          </table:table-cell>
          <table:table-cell/>
        </table:table-row>
        <table:table-row table:style-name="ro3">
          <table:table-cell office:value-type="string" calcext:value-type="string">
            <text:p>喜欢(2)</text:p>
          </table:table-cell>
          <table:table-cell office:value-type="string" calcext:value-type="string">
            <text:p>['他用他们庄重的语言答道：\r', '“我来是为了王的下葬的。”']</text:p>
          </table:table-cell>
          <table:table-cell/>
        </table:table-row>
        <table:table-row table:style-name="ro3">
          <table:table-cell office:value-type="string" calcext:value-type="string">
            <text:p>喜欢(2)</text:p>
          </table:table-cell>
          <table:table-cell office:value-type="string" calcext:value-type="string">
            <text:p>['您还指望什么？时间过得很快。\r', '话是这么说，但也没那么快。']</text:p>
          </table:table-cell>
          <table:table-cell/>
        </table:table-row>
        <table:table-row table:style-name="ro3">
          <table:table-cell office:value-type="string" calcext:value-type="string">
            <text:p>喜欢(2)</text:p>
          </table:table-cell>
          <table:table-cell office:value-type="string" calcext:value-type="string">
            <text:p>['青春期的他失去了甜美的童音，变得沉默寡言孤独入骨，但却恢复了呱呱坠地时流露出的执着眼神']</text:p>
          </table:table-cell>
          <table:table-cell/>
        </table:table-row>
        <table:table-row table:style-name="ro3">
          <table:table-cell office:value-type="string" calcext:value-type="string">
            <text:p>喜欢(2)</text:p>
          </table:table-cell>
          <table:table-cell office:value-type="string" calcext:value-type="string">
            <text:p>['大家都来，我们也来了。']</text:p>
          </table:table-cell>
          <table:table-cell/>
        </table:table-row>
        <table:table-row table:style-name="ro3">
          <table:table-cell office:value-type="string" calcext:value-type="string">
            <text:p>喜欢(2)</text:p>
          </table:table-cell>
          <table:table-cell office:value-type="string" calcext:value-type="string">
            <text:p>['答应我，你如果在那边碰上难缠的事，就想想你母亲。']</text:p>
          </table:table-cell>
          <table:table-cell/>
        </table:table-row>
        <table:table-row table:style-name="ro3">
          <table:table-cell office:value-type="string" calcext:value-type="string">
            <text:p>喜欢(2)</text:p>
          </table:table-cell>
          <table:table-cell office:value-type="string" calcext:value-type="string">
            <text:p>['她岁月的航船正在绕过盛年的最后一个岬角。']</text:p>
          </table:table-cell>
          <table:table-cell/>
        </table:table-row>
        <table:table-row table:style-name="ro3">
          <table:table-cell office:value-type="string" calcext:value-type="string">
            <text:p>喜欢(2)</text:p>
          </table:table-cell>
          <table:table-cell office:value-type="string" calcext:value-type="string">
            <text:p>['寂寞是真的，背影是假的，一百年后没有你，也没我。伤心是真的，泪是假的，一百年后没有你也没有我。']</text:p>
          </table:table-cell>
          <table:table-cell/>
        </table:table-row>
        <table:table-row table:style-name="ro3">
          <table:table-cell office:value-type="string" calcext:value-type="string">
            <text:p>喜欢(2)</text:p>
          </table:table-cell>
          <table:table-cell office:value-type="string" calcext:value-type="string">
            <text:p>['平庸将你的心灵蒸发到没有一丝水分，\r', '然后荣光才会拨动你心灵最深处的弦。']</text:p>
          </table:table-cell>
          <table:table-cell/>
        </table:table-row>
        <table:table-row table:style-name="ro2">
          <table:table-cell office:value-type="string" calcext:value-type="string">
            <text:p>喜欢(2)</text:p>
          </table:table-cell>
          <table:table-cell office:value-type="string" calcext:value-type="string">
            <text:p>['“有人要来了。”他说\r', '“我不知道是谁，”他坚持道，“但不管是谁，人已经在路上了。”\r', ' <text:s text:c="38"/>――加西亚·马尔克斯']</text:p>
          </table:table-cell>
          <table:table-cell/>
        </table:table-row>
        <table:table-row table:style-name="ro13">
          <table:table-cell office:value-type="string" calcext:value-type="string">
            <text:p>喜欢(2)</text:p>
          </table:table-cell>
          <table:table-cell office:value-type="string" calcext:value-type="string">
            <text:p>['30、他们或因饥饿而死，或怀着一腔怒火苟活或在精致的荣誉粪堆中衰老腐烂。\r', '\r', '31、预感总是倏然来临，灵光一现，好像一种确凿无疑的信念在瞬间萌生却无从捕捉。\r', '\r', '32、过去都是假的，回忆是一条没有归途的路。\r', '\r', '33、回忆是一条没有归程的路 以往的一切春天都无法复原\r', '\r', '34、我们就在家里烂掉吧 就在这没有男人的家里化成灰 决不能让这个可耻的市镇看见我们的眼泪']</text:p>
          </table:table-cell>
          <table:table-cell/>
        </table:table-row>
        <table:table-row table:style-name="ro3">
          <table:table-cell office:value-type="string" calcext:value-type="string">
            <text:p>喜欢(2)</text:p>
          </table:table-cell>
          <table:table-cell office:value-type="string" calcext:value-type="string">
            <text:p>['就以制作小金鱼度过余生']</text:p>
          </table:table-cell>
          <table:table-cell/>
        </table:table-row>
        <table:table-row table:style-name="ro2">
          <table:table-cell office:value-type="string" calcext:value-type="string">
            <text:p>喜欢(2)</text:p>
          </table:table-cell>
          <table:table-cell office:value-type="string" calcext:value-type="string">
            <text:p>['因为孤独已经为她筛选记忆，将生活在她心中累积的无数垃圾尽行焚毁，并净化、升华了其他记忆，即那些最苦涩的记忆，使其永远存留。']</text:p>
          </table:table-cell>
          <table:table-cell/>
        </table:table-row>
        <table:table-row table:style-name="ro3">
          <table:table-cell office:value-type="string" calcext:value-type="string">
            <text:p>喜欢(2)</text:p>
          </table:table-cell>
          <table:table-cell office:value-type="string" calcext:value-type="string">
            <text:p>['奥雷良诺，马孔多在下雨']</text:p>
          </table:table-cell>
          <table:table-cell/>
        </table:table-row>
        <table:table-row table:style-name="ro3">
          <table:table-cell office:value-type="string" calcext:value-type="string">
            <text:p>喜欢(2)</text:p>
          </table:table-cell>
          <table:table-cell office:value-type="string" calcext:value-type="string">
            <text:p>['“我们还没有死人，”他说，“只要没有死人埋在地下，你就不属于这个地方。”']</text:p>
          </table:table-cell>
          <table:table-cell/>
        </table:table-row>
        <table:table-row table:style-name="ro3">
          <table:table-cell office:value-type="string" calcext:value-type="string">
            <text:p>喜欢(2)</text:p>
          </table:table-cell>
          <table:table-cell office:value-type="string" calcext:value-type="string">
            <text:p>['现在对她来说，外部世界就是她的身体表面，她的内心是没有任何痛苦的。']</text:p>
          </table:table-cell>
          <table:table-cell/>
        </table:table-row>
        <table:table-row table:style-name="ro3">
          <table:table-cell office:value-type="string" calcext:value-type="string">
            <text:p>喜欢(2)</text:p>
          </table:table-cell>
          <table:table-cell office:value-type="string" calcext:value-type="string">
            <text:p>['他把自己关在作坊里，家里的人终于认为他似乎已经死了。谁也没有看到他表现人类的感情']</text:p>
          </table:table-cell>
          <table:table-cell/>
        </table:table-row>
        <table:table-row table:style-name="ro2">
          <table:table-cell office:value-type="string" calcext:value-type="string">
            <text:p>喜欢(2)</text:p>
          </table:table-cell>
          <table:table-cell office:value-type="string" calcext:value-type="string">
            <text:p>['孤独的日子使她清理了 往事的回忆：抛弃了实际生活在她心中积聚的一大堆引起愁思的垃圾，而使另一些最痛苦的回忆变得更加纯净和永恒起来']</text:p>
          </table:table-cell>
          <table:table-cell/>
        </table:table-row>
        <table:table-row table:style-name="ro2">
          <table:table-cell office:value-type="string" calcext:value-type="string">
            <text:p>喜欢(2)</text:p>
          </table:table-cell>
          <table:table-cell office:value-type="string" calcext:value-type="string">
            <text:p>['乌苏娜给霍·阿卡蒂奥装箱子的时候，一面回忆痛苦的往事，一面问了问自 己，躺进坟墓，让人在她身上撒上泥土是不是更好一些呢；而且她又无所畏惧地请问上帝，他是不是真以为人是铁铸的，能够经受那么多的苦难']</text:p>
          </table:table-cell>
          <table:table-cell/>
        </table:table-row>
        <table:table-row table:style-name="ro3">
          <table:table-cell office:value-type="string" calcext:value-type="string">
            <text:p>喜欢(2)</text:p>
          </table:table-cell>
          <table:table-cell office:value-type="string" calcext:value-type="string">
            <text:p>['“如果我有一颗心，我愿将所有的仇恨写在冰上，然后等待太阳的升起。”']</text:p>
          </table:table-cell>
          <table:table-cell/>
        </table:table-row>
        <table:table-row table:style-name="ro12">
          <table:table-cell office:value-type="string" calcext:value-type="string">
            <text:p>喜欢(1)</text:p>
          </table:table-cell>
          <table:table-cell office:value-type="string" calcext:value-type="string">
            <text:p>['不管他到了哪儿，他的副官都用粉笔在地上画一个圆圈，他站在圆圈中心（只有他一个人可以站进圆圈），用简短而果断的命令决定世界的命运。\r', '枪决蒙卡达将军之后，他刚一到达马诺尔，就赶忙去满足受害者的最后愿望。寡妇收下了眼镜、手表、戒指和女神像，可是不许他跨进门槛。“你不能进来，上校，”她说。“你可以指挥你的战争，可是我的家是由我指挥的。”奥雷连诺上校丝毫没有表示自己的恼怒，但在他的随身卫队抢劫和烧毁了寡妇的房子之后，他的心才平静下来。\r', '“提防你的心吧，奥雷连诺，”格林列尔多·马 <text:s/>克斯当时警告他。“你在活活地烂掉。”']</text:p>
          </table:table-cell>
          <table:table-cell/>
        </table:table-row>
        <table:table-row table:style-name="ro3">
          <table:table-cell office:value-type="string" calcext:value-type="string">
            <text:p>喜欢(1)</text:p>
          </table:table-cell>
          <table:table-cell office:value-type="string" calcext:value-type="string">
            <text:p>['马孔多在下雨']</text:p>
          </table:table-cell>
          <table:table-cell/>
        </table:table-row>
        <table:table-row table:style-name="ro7">
          <table:table-cell office:value-type="string" calcext:value-type="string">
            <text:p>喜欢(1)</text:p>
          </table:table-cell>
          <table:table-cell office:value-type="string" calcext:value-type="string">
            <text:p>['多年以后，奥雷连诺上校站在行刑队面前，准会想起父亲带他去参观冰块的那个遥远的下午。当时，马孔多是个二十户人家的村庄，一座座土房都盖在河岸上，河水清澈，沿着遍布石头的河床流去，河里的石头光滑、洁白，活象史前的巨蛋。这块天地还是新开辟的，许多东西都叫不出名字，不得不用手指指点点。每年三月，衣衫褴楼的吉卜赛人都要在村边搭起帐篷，在笛鼓的喧嚣声中，向马孔多的居民介绍科学家的最新发明。']</text:p>
          </table:table-cell>
          <table:table-cell/>
        </table:table-row>
        <table:table-row table:style-name="ro6">
          <table:table-cell office:value-type="string" calcext:value-type="string">
            <text:p>喜欢(1)</text:p>
          </table:table-cell>
          <table:table-cell office:value-type="string" calcext:value-type="string">
            <text:p>['他刚进屋，立刻闻到了便盆的臭气——这些便盆放在地上，全都用过几次了。霍· <text:s/>阿卡蒂奥第二已经秃顶，对令人作呕、毒化空气的恶臭满不在乎，继续反复阅读难以理解的羊皮纸手稿。他浑身都是天使般的光彩。听到开门的声音，他只是从桌上扬起眼来，接着又俯下了眼睛，但在这短暂的一瞬里，奥雷连诺第二已经足以看出兄弟也将遭到曾祖父避免不了的命运。']</text:p>
          </table:table-cell>
          <table:table-cell/>
        </table:table-row>
        <table:table-row table:style-name="ro6">
          <table:table-cell office:value-type="string" calcext:value-type="string">
            <text:p>喜欢(1)</text:p>
          </table:table-cell>
          <table:table-cell office:value-type="string" calcext:value-type="string">
            <text:p>['大帆船的发现在意味着大海就在近处，何塞·阿尔卡蒂奥·布恩迪亚的热情受到沉重打击。他将此视为顽皮的命运对自己的嘲弄：曾经作出巨大牺牲、历经无数苦难寻找大海而不得，如今无心寻找它却送上门来，横在自己前进的道路上成为无法逾越的障碍。']</text:p>
          </table:table-cell>
          <table:table-cell/>
        </table:table-row>
        <table:table-row table:style-name="ro11">
          <table:table-cell office:value-type="string" calcext:value-type="string">
            <text:p>喜欢(1)</text:p>
          </table:table-cell>
          <table:table-cell office:value-type="string" calcext:value-type="string">
            <text:p>['年轻的军官——卫队长向她求爱时，她拒绝了他，只是因为她对他的轻率感到奇怪。“瞧这个傻瓜，”她向阿玛兰塔说。“他说他要为我死，难道我患了绞肠痧不成？”发现这军官真的死在她的窗下时，俏姑娘雷麦黛丝证实了自己的第一个印象。 <text:s/>“你瞧，”她说，“一个十足的傻瓜。”\r', '仿佛有一种超自然的洞察力使她能够撇开一切表面现象，看见事物的本质。这起码是奥雷连诺上校的认识。在他看来，俏姑娘雷麦黛丝决不是别人所谓的呆子，而是相反的人。“她好象经历过二十年战争，”他喜欢这么说。']</text:p>
          </table:table-cell>
          <table:table-cell/>
        </table:table-row>
        <table:table-row table:style-name="ro3">
          <table:table-cell office:value-type="string" calcext:value-type="string">
            <text:p>喜欢(1)</text:p>
          </table:table-cell>
          <table:table-cell office:value-type="string" calcext:value-type="string">
            <text:p>['谈话即将结束，赫里内嘞多-马尔克斯上校望着荒凉的街道、巴旦杏树上凝结的水珠，感觉自己在孤独中迷失了。']</text:p>
          </table:table-cell>
          <table:table-cell/>
        </table:table-row>
        <table:table-row table:style-name="ro2">
          <table:table-cell office:value-type="string" calcext:value-type="string">
            <text:p>喜欢(1)</text:p>
          </table:table-cell>
          <table:table-cell office:value-type="string" calcext:value-type="string">
            <text:p>['在雾气弥漫的隘道间，在注定被遗忘的时光中，在幻灭的迷宫里，他曾经一度迷失方向。他穿过一片黄色荒原，在那里回声重复着人类的所思所想，焦虑引出预示未来的蜃景。']</text:p>
          </table:table-cell>
          <table:table-cell/>
        </table:table-row>
        <table:table-row table:style-name="ro6">
          <table:table-cell office:value-type="string" calcext:value-type="string">
            <text:p>喜欢(1)</text:p>
          </table:table-cell>
          <table:table-cell office:value-type="string" calcext:value-type="string">
            <text:p>['半夜，霍塞·拉凯尔·蒙卡达将军被判死刑。尽管乌苏娜强烈谴责，奥雷连诺上校仍然拒绝减轻刑罚。天亮之前不久，他在往常当作囚室的房间里探望了判处死刑的人。 <text:s/>“记住，老朋友，”奥雷连诺上校向他说。“不是我要枪毙你。是革命要枪毙你。” <text:s/>蒙卡达将军看见他进屋的时候，甚至没从床上站起身来。 <text:s/>“见鬼去吧，朋友，”他回答。']</text:p>
          </table:table-cell>
          <table:table-cell/>
        </table:table-row>
        <table:table-row table:style-name="ro14">
          <table:table-cell office:value-type="string" calcext:value-type="string">
            <text:p>喜欢(1)</text:p>
          </table:table-cell>
          <table:table-cell office:value-type="string" calcext:value-type="string">
            <text:p>['在霍·阿卡蒂奥的尸体上，没有发现一点伤痕，无法确定他是被什么武器打死的。让尸体摆脱强烈的火药味，也没办到，虽然先用刷子和肥皂擦了三次，然后又用盐和醋擦，随后又用灰和柠檬汁擦，最后拿一桶碱水把它泡了六个小时。这样反复擦来擦去，皮肤上所刺的奇异花纹就明显地褪色了。他们采取极端的办法——给尸体加上胡椒、茴香和月桂树叶，放在微火上 <text:s/>焖了整整一天，尸体已经开始腐烂，他们才不得不把它慌忙埋掉。死人是密封在特制棺材里的，棺材长二米三十公分，宽一米十公分，内部用铁皮加固，并且拿钢质螺钉拧紧。但是尽管如此，送葬队伍在街上行进的时候，还能闻到火药味。']</text:p>
          </table:table-cell>
          <table:table-cell/>
        </table:table-row>
        <table:table-row table:style-name="ro6">
          <table:table-cell office:value-type="string" calcext:value-type="string">
            <text:p>喜欢(1)</text:p>
          </table:table-cell>
          <table:table-cell office:value-type="string" calcext:value-type="string">
            <text:p>['因为她从那时起渐渐失去了对现实的意识，把当下错以为久远的往昔，有一次甚至为了她曾祖母的去世痛哭三天，而那老人下葬都已经一个多世纪了。她沉浸在极其荒唐的混乱状态中，甚至以为小奥雷里亚诺是上校，是被领去见识冰块时的小儿子，还把正在神学院学习的何塞.阿尔卡蒂奥当做跟着吉卜赛人走出的长子。']</text:p>
          </table:table-cell>
          <table:table-cell/>
        </table:table-row>
        <table:table-row table:style-name="ro6">
          <table:table-cell office:value-type="string" calcext:value-type="string">
            <text:p>喜欢(1)</text:p>
          </table:table-cell>
          <table:table-cell office:value-type="string" calcext:value-type="string">
            <text:p>['冬夜，汤锅在炉上沸滚，他却在怀念书店后堂的闷热，烈日照在蒙尘的巴旦杏树上的嗡响，午休的昏恹中响起的火车汽笛，正如他在马孔多时怀念冬天炉上的热汤，咖啡小贩的叫卖，以及春天里疾飞的云雀。两种怀念如同双镜对立，他夹在期间不知所措，无法再保持高妙的超脱。']</text:p>
          </table:table-cell>
          <table:table-cell/>
        </table:table-row>
        <table:table-row table:style-name="ro3">
          <table:table-cell office:value-type="string" calcext:value-type="string">
            <text:p>喜欢(1)</text:p>
          </table:table-cell>
          <table:table-cell office:value-type="string" calcext:value-type="string">
            <text:p>['“它在烧。”他吓得叫了起来。']</text:p>
          </table:table-cell>
          <table:table-cell/>
        </table:table-row>
        <table:table-row table:style-name="ro3">
          <table:table-cell office:value-type="string" calcext:value-type="string">
            <text:p>喜欢(1)</text:p>
          </table:table-cell>
          <table:table-cell office:value-type="string" calcext:value-type="string">
            <text:p>['直到她在世上的最后一刻，她始终都不知道命运使她成了一个扰乱男人安宁的女人，犹如寻常的天灾似的。']</text:p>
          </table:table-cell>
          <table:table-cell/>
        </table:table-row>
        <table:table-row table:style-name="ro2">
          <table:table-cell office:value-type="string" calcext:value-type="string">
            <text:p>喜欢(1)</text:p>
          </table:table-cell>
          <table:table-cell office:value-type="string" calcext:value-type="string">
            <text:p>['奥雷利亚诺·布恩迪亚上校镇静地结束了谈话，“不要祈求任何人，也不要向任何人低头。您就当我早被枪毙了。”乌尔苏拉咬着嘴唇没哭出来。']</text:p>
          </table:table-cell>
          <table:table-cell/>
        </table:table-row>
        <table:table-row table:style-name="ro6">
          <table:table-cell office:value-type="string" calcext:value-type="string">
            <text:p>喜欢(1)</text:p>
          </table:table-cell>
          <table:table-cell office:value-type="string" calcext:value-type="string">
            <text:p>['雨，下了四年十一个月零两天。……原因只是暴雨把一切都搅乱了，甚至不会孕育的机器，如果三天不擦一次油，齿轮之间也会开出花朵；锦缎绣品的丝绒也会生锈；湿衣服也会长出番红花颜色的水草。空气充满了水分，鱼儿可以经过敞开的房门钻进屋子，穿过房间，游出窗子。']</text:p>
          </table:table-cell>
          <table:table-cell/>
        </table:table-row>
        <table:table-row table:style-name="ro2">
          <table:table-cell office:value-type="string" calcext:value-type="string">
            <text:p>喜欢(1)</text:p>
          </table:table-cell>
          <table:table-cell office:value-type="string" calcext:value-type="string">
            <text:p>['奥雷里亚诺那时只有五岁，他一生都将记得，那个下午吉卜赛人如何坐在窗前金属的反光中，用管风琴般深沉的声音揭示最幽暗的想像地域，热得沿太阳穴流下油腻的汗水。']</text:p>
          </table:table-cell>
          <table:table-cell/>
        </table:table-row>
        <table:table-row table:style-name="ro2">
          <table:table-cell office:value-type="string" calcext:value-type="string">
            <text:p>喜欢(1)</text:p>
          </table:table-cell>
          <table:table-cell office:value-type="string" calcext:value-type="string">
            <text:p>['“你就嫁给他吧，”乌苏娜劝她。“你未必能够再遇见这样的人啦。” <text:s/>\r', '阿玛兰塔露出轻蔑的神态。 <text:s/>“我不需要追求男人，”她回答。“我送饼干给格林列尔多，是我怜悯他，因为他迟早会枪毙的。”']</text:p>
          </table:table-cell>
          <table:table-cell/>
        </table:table-row>
        <table:table-row table:style-name="ro2">
          <table:table-cell office:value-type="string" calcext:value-type="string">
            <text:p>喜欢(1)</text:p>
          </table:table-cell>
          <table:table-cell office:value-type="string" calcext:value-type="string">
            <text:p>['他的消极情绪是那么严重，有人报告他自由党代表团前来跟他讨论最重要的政治问题时．他只是在吊床上翻了个身，甚至没让自己睁开眼睛。 <text:s/>“带他们去找妓女吧，”他嘟哝着说。']</text:p>
          </table:table-cell>
          <table:table-cell/>
        </table:table-row>
        <table:table-row table:style-name="ro2">
          <table:table-cell office:value-type="string" calcext:value-type="string">
            <text:p>喜欢(1)</text:p>
          </table:table-cell>
          <table:table-cell office:value-type="string" calcext:value-type="string">
            <text:p>['此后的十多天，他们从未见过太阳。地面变得柔软潮湿如火山灰，林莽日益险恶，鸟儿的啼叫和猿猴的喧闹渐行渐远，天地间一片永恒的幽暗']</text:p>
          </table:table-cell>
          <table:table-cell/>
        </table:table-row>
        <table:table-row table:style-name="ro2">
          <table:table-cell office:value-type="string" calcext:value-type="string">
            <text:p>喜欢(1)</text:p>
          </table:table-cell>
          <table:table-cell office:value-type="string" calcext:value-type="string">
            <text:p>['即使是这些年轻时的荒唐回忆也没能触发他的激情，仿佛最后一场欢宴已经耗尽他所有的欲望，只为他留下一项奇妙的奖励，可以纵情的回忆过往而不带半点儿苦涩与悔恨']</text:p>
          </table:table-cell>
          <table:table-cell/>
        </table:table-row>
        <table:table-row table:style-name="ro2">
          <table:table-cell office:value-type="string" calcext:value-type="string">
            <text:p>喜欢(1)</text:p>
          </table:table-cell>
          <table:table-cell office:value-type="string" calcext:value-type="string">
            <text:p>['这一把把泥土使那唯一值得她自卑自贱的男人不再遥远也更加真切，仿佛从他脚上精巧的漆皮靴在世界另一处所踏的土地传来矿物的味道，她从中品出了她鲜血的重量和温度，这感觉在她口中猛烈烧灼，在她心里留下安慰。']</text:p>
          </table:table-cell>
          <table:table-cell/>
        </table:table-row>
        <table:table-row table:style-name="ro3">
          <table:table-cell office:value-type="string" calcext:value-type="string">
            <text:p>喜欢(1)</text:p>
          </table:table-cell>
          <table:table-cell office:value-type="string" calcext:value-type="string">
            <text:p>['远征者们在船内仔细探查，却发现里面空无一物，只见一座鲜花丛林密密层层地盛开']</text:p>
          </table:table-cell>
          <table:table-cell/>
        </table:table-row>
        <table:table-row table:style-name="ro3">
          <table:table-cell office:value-type="string" calcext:value-type="string">
            <text:p>喜欢(1)</text:p>
          </table:table-cell>
          <table:table-cell office:value-type="string" calcext:value-type="string">
            <text:p>['既然这片土地下没有埋着死人，我们就不属于这片土地。']</text:p>
          </table:table-cell>
          <table:table-cell/>
        </table:table-row>
        <table:table-row table:style-name="ro3">
          <table:table-cell office:value-type="string" calcext:value-type="string">
            <text:p>喜欢(1)</text:p>
          </table:table-cell>
          <table:table-cell office:value-type="string" calcext:value-type="string">
            <text:p>['何塞 阿尔卡蒂奥 布恩迪亚天马行空的想象一向超出大自然的创造，甚至超越奇迹和魔法。']</text:p>
          </table:table-cell>
          <table:table-cell/>
        </table:table-row>
        <table:table-row table:style-name="ro2">
          <table:table-cell office:value-type="string" calcext:value-type="string">
            <text:p>喜欢(1)</text:p>
          </table:table-cell>
          <table:table-cell office:value-type="string" calcext:value-type="string">
            <text:p>['在模糊的追忆中，父亲是四月初到来的肤色黝黑的男人，母亲是左手戴金戒指肌肤呈麦色的女人，出生日期则简化成最近一个有云雀在月桂树中啼叫的星期二。']</text:p>
          </table:table-cell>
          <table:table-cell/>
        </table:table-row>
        <table:table-row table:style-name="ro8">
          <table:table-cell office:value-type="string" calcext:value-type="string">
            <text:p>喜欢(1)</text:p>
          </table:table-cell>
          <table:table-cell office:value-type="string" calcext:value-type="string">
            <text:p>['灯一熄灭，毛里西奥·巴比洛尼亚就在她身边坐下。梅梅觉得自已仿佛在可怕的泥坑里无力地挣扎，像在梦中一样，能够搭救她的只有这个沾上机油味的人</text:p>
          </table:table-cell>
          <table:table-cell office:value-type="string" calcext:value-type="string">
            <text:p>在黑暗的大厅里，她勉强才能看得见他。']</text:p>
          </table:table-cell>
        </table:table-row>
        <table:table-row table:style-name="ro2">
          <table:table-cell office:value-type="string" calcext:value-type="string">
            <text:p>喜欢(1)</text:p>
          </table:table-cell>
          <table:table-cell office:value-type="string" calcext:value-type="string">
            <text:p>['一段时间后她发现家里的每个人都在无意中重复同样的路线，做同样的事，甚至在同一时刻说同样的话。只是当他们偏离这些刻板的常规时，才会有丢东西的危险。']</text:p>
          </table:table-cell>
          <table:table-cell/>
        </table:table-row>
        <table:table-row table:style-name="ro15">
          <table:table-cell office:value-type="string" calcext:value-type="string">
            <text:p>喜欢(1)</text:p>
          </table:table-cell>
          <table:table-cell office:value-type="string" calcext:value-type="string">
            <text:p>['17、父母是隔在我们和死亡之间的帘子。\r', '\r', '18、这是往昔的最后遗存，这往昔日渐衰落却不会彻底消亡，因为它在自身之中无休无止的败落下去，每过一刻便向彻底灭亡更近一步，却永远无法抵达最后的终结。\r', '\r', '19、作者是要通过布恩地亚家族7代人充满神秘色彩的坎坷经历来反映哥伦比亚乃至拉丁美洲的历史演变和社会现实，要求读者思考造成马贡多百年孤独的原因，从而去寻找摆脱命运括弄的正确途径。\r', '\r', '20、她给丈夫生了两个儿子;她的丈夫是亚拉冈的商人，把自己的一半钱财都用来医治妻子，希望尽量减轻她的痛苦。最后，他盘掉自己的店铺，带着一家人远远地离开海滨，到了印第安人的一个村庄，村庄是在山脚下，他在那儿为妻子盖了一座没有窗子的住房，免得她梦中的海盗钻进屋子。']</text:p>
          </table:table-cell>
          <table:table-cell/>
        </table:table-row>
        <table:table-row table:style-name="ro12">
          <table:table-cell office:value-type="string" calcext:value-type="string">
            <text:p>喜欢(1)</text:p>
          </table:table-cell>
          <table:table-cell office:value-type="string" calcext:value-type="string">
            <text:p>['26、父母是隔在我们和死亡之间的帘子。你和死亡好象隔着什么在看，没有什么感受，你的父母挡在你们中间，等到你的父母过世了，你才会直面这些东西，不然你看到的死亡是很抽象的，你不知道。亲戚，朋友，邻居，隔代，他们去世对你的压力不是那么直接，父母是隔在你和死亡之间的一道帘子，把你挡了一下，你最亲密的人会影响你的生死观。\r', '\r', '27、他大权独揽却在孤独中陷入迷途，开始失去方向。\r', '\r', '28、只要没有死人埋在地下，你就不属于这个地方\r', '\r', '29、回忆是一条没有尽头的路…――马尔克斯']</text:p>
          </table:table-cell>
          <table:table-cell/>
        </table:table-row>
        <table:table-row table:style-name="ro2">
          <table:table-cell office:value-type="string" calcext:value-type="string">
            <text:p>喜欢(1)</text:p>
          </table:table-cell>
          <table:table-cell office:value-type="string" calcext:value-type="string">
            <text:p>['奥雷连诺第二内心深处并不相信这种证明是真的，就象他决不相信毛里西奥。 巴比洛尼亚钻进院子是想偷鸡。但是两种解释都帮助他安了心，使他毫不懊悔地回到佩特娜·柯特的暖翼下。']</text:p>
          </table:table-cell>
          <table:table-cell/>
        </table:table-row>
        <table:table-row table:style-name="ro13">
          <table:table-cell office:value-type="string" calcext:value-type="string">
            <text:p>喜欢(1)</text:p>
          </table:table-cell>
          <table:table-cell office:value-type="string" calcext:value-type="string">
            <text:p>['41、在一道清醒的电光中，他意识到自己的心灵承载不起这么多往事的负重，他被自己和他人的回忆纠缠如同致命的长毛刺穿心房，不禁羡慕凋零玫瑰间横斜的蜘蛛网如此沉着，杂草毒麦如此坚韧，二月清晨的明亮空气如此从容。\r', '\r', '42、“到这边来了，”她竭力解释道，“一个吓人的东西，好像一间厨房拖着一个镇子。”\r', '\r', '43、一个幸福晚年的秘决不是别的，而是与孤寂签订一个体面的协定。']</text:p>
          </table:table-cell>
          <table:table-cell/>
        </table:table-row>
        <table:table-row table:style-name="ro12">
          <table:table-cell office:value-type="string" calcext:value-type="string">
            <text:p>喜欢(1)</text:p>
          </table:table-cell>
          <table:table-cell office:value-type="string" calcext:value-type="string">
            <text:p>['6、他智慧无边又神密莫测，但还是有着凡人的一面，未能摆脱日常生活是琐碎问题的烦扰。\r', '\r', '7、正常恰恰是这场无尽的战争最可怕的地方、什么都不曾发生。他深陷孤独，不再感知到预兆，他为了逃避必将陪伴他终生的寒意回到了马孔多，在最久远的回忆中寻求最后的慰籍。\r', '\r', '8、一分钟的和好抵得过一辈子的友谊。\r', '\r', '9、只是觉得人的内心苦楚无法言说，人的很多举措无可奈何，百年一参透，百年一孤寂\r', '\r', '10、即使以为自己的感情已经干涸得无法给予，也总会有一个时刻一样东西能拨动心灵深处的弦，我们毕竟不是生来就享受孤独的。']</text:p>
          </table:table-cell>
          <table:table-cell/>
        </table:table-row>
        <table:table-row table:style-name="ro5">
          <table:table-cell office:value-type="string" calcext:value-type="string">
            <text:p>喜欢(1)</text:p>
          </table:table-cell>
          <table:table-cell office:value-type="string" calcext:value-type="string">
            <text:p>['35、总之，一切，上帝以无边美意所创造，又被魔鬼所败坏的一切，都是他恐惧的对象。\r', '\r', '36、“守信是一项财宝，不应该随意虚掷。”\r', '\r', '37、何塞·阿尔卡蒂奥·布恩迪亚、“爱情是瘟疫。”\r', '\r', '38、不仅孩子长的更快，连人的感情也变了样\r', '\r', '39、这时，一种神秘而重要的东西在他心中兀然出现，使他完全脱离了现实，浮游在往事的回忆里。']</text:p>
          </table:table-cell>
          <table:table-cell/>
        </table:table-row>
        <table:table-row table:style-name="ro16">
          <table:table-cell office:value-type="string" calcext:value-type="string">
            <text:p>喜欢(1)</text:p>
          </table:table-cell>
          <table:table-cell office:value-type="string" calcext:value-type="string">
            <text:p>['他关在屋里无止地弹古弦琴。一天晚上，他唱了起来。马孔多再睡梦中惊醒，心神俱醉，那琴声不似这个世界所有，那饱含爱意的歌声也不会再现人间。一时间皮埃特.克雷斯皮看见镇上所有的灯火都亮了。唯独阿玛兰妲的窗前依旧黑暗。十一月二日，亡灵节，他弟弟打开店门发现所有的灯都亮着。所有的八音盒都奏乐，所有的钟表都停在一个永恒的时刻。在这纷乱的合奏中，皮埃特.克雷斯皮伏在店后的写字台上，双腕用剃刀割破，浸没在一盆安息香水里。']</text:p>
          </table:table-cell>
          <table:table-cell/>
        </table:table-row>
        <table:table-row table:style-name="ro13">
          <table:table-cell office:value-type="string" calcext:value-type="string">
            <text:p>喜欢(1)</text:p>
          </table:table-cell>
          <table:table-cell office:value-type="string" calcext:value-type="string">
            <text:p>['45、无法忍受恐惧和迷乱的渴望，渴望逃走，又渴望永远留在这恼人的静寂和可怖的孤独中。\r', '\r', '46、曾几何时一段真实的经历，一股青春年代不可抗拒的激情，如今对他而言已成为遥远的注脚、虚无而已。\r', '\r', '47、等到人类坐一等车厢而文学只能挤货运车厢的那一天，这个世界也就完蛋了\r', '\r', '48、他从路经的车站寄来明信片，兴高采烈地描述车窗外瞬间闪过的世间万象，仿佛将一首飞逝的长诗，撕成碎片向着遗忘之乡一路抛洒']</text:p>
          </table:table-cell>
          <table:table-cell/>
        </table:table-row>
        <table:table-row table:style-name="ro13">
          <table:table-cell office:value-type="string" calcext:value-type="string">
            <text:p>喜欢(1)</text:p>
          </table:table-cell>
          <table:table-cell office:value-type="string" calcext:value-type="string">
            <text:p>['1、人们一派懈怠，而遗忘却日益贪婪。\r', '\r', '2、战争已经被扔进了存放悲惨记忆的高阁，它仅仅在开启香槟酒的砰砰爆气里被偶尔提到。\r', '\r', '3、乌尔苏拉、“奥雷里亚诺·布恩迪亚从未爱过任何人，他不过是个无力去爱的人。”“他成功和失败都由于同一个原因，即纯粹罪恶的自大。”\r', '\r', '4、生命中所有的灿烂，终要寂寞偿还。\r', '\r', '5、多年以后，奥雷连诺上校站在行刑队面前，准会想起父亲带他去参观冰块的那个遥远的下午。\r', '\r', '6、他智慧无边又神密莫测，但还是有着凡人']</text:p>
          </table:table-cell>
          <table:table-cell/>
        </table:table-row>
        <table:table-row table:style-name="ro5">
          <table:table-cell office:value-type="string" calcext:value-type="string">
            <text:p>喜欢(1)</text:p>
          </table:table-cell>
          <table:table-cell office:value-type="string" calcext:value-type="string">
            <text:p>['49、乌尔苏拉、“阿玛兰妲的这两样行为都属于无穷爱意与无法战胜的胆怯间的殊死较量。”\r', '\r', '50、不到一百年，就不该有人知道其中的含义。\r', '\r', '51、往日的推心置腹已经一去不返，同谋和交流变成敌意与缄默。\r', '\r', '52、生命中真正重要的不是你遭遇了什么，而是你记住了哪些事，又是如何铭记的。']</text:p>
          </table:table-cell>
          <table:table-cell/>
        </table:table-row>
        <table:table-row table:style-name="ro17">
          <table:table-cell office:value-type="string" calcext:value-type="string">
            <text:p>喜欢(1)</text:p>
          </table:table-cell>
          <table:table-cell office:value-type="string" calcext:value-type="string">
            <text:p>['53、岁月流逝，她却永远停留在天真烂漫的童年，对各种人情世故越发排斥，对一切恶意与猜疑越发无动于衷，幸福地生活在自己的单纯的现实世界里。\r', '\r', '54、他再次跳读去寻索自己死亡的日期和情形，但没等看到最后一行便已明白自己不会再走出这房间，因为可以预料这座镜子之城或蜃景之城将在奥雷里亚诺·巴比伦全部译出羊皮卷之时被飓风抹去，从世人的记忆中根除，羊皮卷上所载一切自永远至永远不会再重复，因为注定经受百年孤独的家族不会有第二次机会在大地上出现。\r', '\r', '55、过去都是假的，回忆没有归路，春天总是一去不返，最疯狂执着的爱情也终究是过眼云烟。']</text:p>
          </table:table-cell>
          <table:table-cell/>
        </table:table-row>
        <table:table-row table:style-name="ro3">
          <table:table-cell office:value-type="string" calcext:value-type="string">
            <text:p>喜欢(1)</text:p>
          </table:table-cell>
          <table:table-cell office:value-type="string" calcext:value-type="string">
            <text:p>['菲兰达生气地说，阿玛兰塔不明白天主教和生的关系，只看见它和死的关系，仿佛天 主教不是宗教，而是一整套丧葬礼仪。']</text:p>
          </table:table-cell>
          <table:table-cell/>
        </table:table-row>
        <table:table-row table:style-name="ro6">
          <table:table-cell office:value-type="string" calcext:value-type="string">
            <text:p>喜欢(1)</text:p>
          </table:table-cell>
          <table:table-cell office:value-type="string" calcext:value-type="string">
            <text:p>['然而实情并非如此。问题就出在搅乱一切的连绵大雨上，如果三天不上一次油连最干燥的机械也会从齿轮间绽放出花朵，而锦锻中的金银线长了锈，潮湿的衣服上则生出橙红色的水藻。环境如此湿润。仿佛鱼儿可以从门窗游进游出，在各个房间的空气中畅泳。']</text:p>
          </table:table-cell>
          <table:table-cell/>
        </table:table-row>
        <table:table-row table:style-name="ro3">
          <table:table-cell office:value-type="string" calcext:value-type="string">
            <text:p>喜欢(1)</text:p>
          </table:table-cell>
          <table:table-cell office:value-type="string" calcext:value-type="string">
            <text:p>['大家回答他说，他们多年没有教士也过得挺好，可以直接找上帝解决拯救灵魂的问题， 而且不会犯不可宽恕之罪。']</text:p>
          </table:table-cell>
          <table:table-cell/>
        </table:table-row>
        <table:table-row table:style-name="ro2">
          <table:table-cell office:value-type="string" calcext:value-type="string">
            <text:p>喜欢(1)</text:p>
          </table:table-cell>
          <table:table-cell office:value-type="string" calcext:value-type="string">
            <text:p>['12.我相信你们不过是做了个梦，”警备队长硬说。“马孔多过去没有发生、现在没有发生、将来也不会发生任何事情。这是一个 幸福的市镇嘛。”']</text:p>
          </table:table-cell>
          <table:table-cell/>
        </table:table-row>
        <table:table-row table:style-name="ro3">
          <table:table-cell office:value-type="string" calcext:value-type="string">
            <text:p>喜欢(1)</text:p>
          </table:table-cell>
          <table:table-cell office:value-type="string" calcext:value-type="string">
            <text:p>['他们只会把时 间用来欣赏自己肮脏的肚脐眼，然后恬不知耻地要求别人把百灵鸟的心肝给他们送上桌子。']</text:p>
          </table:table-cell>
          <table:table-cell/>
        </table:table-row>
        <table:table-row table:style-name="ro2">
          <table:table-cell office:value-type="string" calcext:value-type="string">
            <text:p>喜欢(1)</text:p>
          </table:table-cell>
          <table:table-cell office:value-type="string" calcext:value-type="string">
            <text:p>['她为了获得孤身独处的特权，已过了多年贫苦的生活，就不愿拿这种特权去换取别人施舍之下的晚年了，去换取别人假惺惺的安慰了。']</text:p>
          </table:table-cell>
          <table:table-cell/>
        </table:table-row>
        <table:table-row table:style-name="ro7">
          <table:table-cell office:value-type="string" calcext:value-type="string">
            <text:p>喜欢(1)</text:p>
          </table:table-cell>
          <table:table-cell office:value-type="string" calcext:value-type="string">
            <text:p>['霍·阿卡蒂奥刚刚带上卧室的门，室内就响起了手枪声。门下溢出一股血，穿过客厅，流到街上，沿着凹凸不平的人行道前进，流下石阶，爬上街沿，顺着土耳其人街奔驰，往右一弯，然后朝左一拐，径直踅向布恩蒂亚的房子，在关着的房门下面挤了进去，绕过客厅，贴着墙壁（免得弄脏地毯）穿过起居室，在饭厅的食桌旁边画了条曲线，沿着秋海棠长廊婉蜒行进，悄悄地溜过阿玛兰塔的椅子下面（她正在教奥雷连诺·霍塞学习算术），穿过库房，进了厨房。']</text:p>
          </table:table-cell>
          <table:table-cell/>
        </table:table-row>
        <table:table-row table:style-name="ro7">
          <table:table-cell office:value-type="string" calcext:value-type="string">
            <text:p>喜欢(1)</text:p>
          </table:table-cell>
          <table:table-cell office:value-type="string" calcext:value-type="string">
            <text:p>['他们走进霍·阿·布恩蒂亚的房间，开始使劲摇晃他，对着他的耳朵叫喊，把一面镜子拿到他的鼻孔前面，可是始终未能唤醒他。稍迟一些，木匠给死者量棺材尺寸时，看见窗外下起了细微的黄花雨。整整一夜，黄色的花朵象无声的暴雨，在市镇上空纷纷飘落，铺满了所有的房顶，堵塞了房门，遮没了睡在户外的牲畜。天上落下了那么多的黄色花朵，翌日早晨，整个马孔多仿佛铺了一层密实的地毯，所以不得不用铲子和耙子为送葬队伍清除道路。']</text:p>
          </table:table-cell>
          <table:table-cell/>
        </table:table-row>
        <table:table-row table:style-name="ro3">
          <table:table-cell office:value-type="string" calcext:value-type="string">
            <text:p>喜欢(1)</text:p>
          </table:table-cell>
          <table:table-cell office:value-type="string" calcext:value-type="string">
            <text:p>['我们累，却无从止歇；我们苦，却无法回避。']</text:p>
          </table:table-cell>
          <table:table-cell/>
        </table:table-row>
        <table:table-row table:style-name="ro3">
          <table:table-cell office:value-type="string" calcext:value-type="string">
            <text:p>喜欢(1)</text:p>
          </table:table-cell>
          <table:table-cell office:value-type="string" calcext:value-type="string">
            <text:p>['在这一刻她不再逆来顺受，而要痛骂一场，把整整一个世纪忍气吞声压在心底无数污言秽语一吐为快']</text:p>
          </table:table-cell>
          <table:table-cell/>
        </table:table-row>
        <table:table-row table:style-name="ro3">
          <table:table-cell office:value-type="string" calcext:value-type="string">
            <text:p>喜欢(1)</text:p>
          </table:table-cell>
          <table:table-cell office:value-type="string" calcext:value-type="string">
            <text:p>['永远都不会再重复，因为注定经受百年孤独的家族不会有第二次机会在大地上出现。']</text:p>
          </table:table-cell>
          <table:table-cell/>
        </table:table-row>
        <table:table-row table:style-name="ro3">
          <table:table-cell office:value-type="string" calcext:value-type="string">
            <text:p>喜欢(1)</text:p>
          </table:table-cell>
          <table:table-cell office:value-type="string" calcext:value-type="string">
            <text:p>["A man doesn't die when he should ,bu t when he could."]</text:p>
          </table:table-cell>
          <table:table-cell/>
        </table:table-row>
        <table:table-row table:style-name="ro15">
          <table:table-cell office:value-type="string" calcext:value-type="string">
            <text:p>喜欢</text:p>
          </table:table-cell>
          <table:table-cell office:value-type="string" calcext:value-type="string">
            <text:p>['11、这个家庭的历史是一架周而复始无法停息的机器，是一个转动着的轮子，这只齿轮，要不是轴会逐渐不可避免地磨损的话，会永远旋转下去。\r', '\r', '12、不论在什么地方都要记住，回忆没有归路，春天总是一去不复返，最疯狂执着的爱情也终究是过往云烟。\r', '\r', '13、原来时间也会失误和出现意外，并因此迸裂，在某个房间里留下永恒的片段。\r', '\r', '14、很多年以后，奥雷连诺上校站在行刑队面前，准会想起父亲带他去参观冰块的那个遥远的下午。当时，马孔多是个二十户人家的村庄，一座座土房都盖在河岸上，河水清澈，沿着遍布石头的河床流去，河里的石头光滑、洁白，活像史前的巨蛋。\r', '\r', '15、我们打了这么多年仗，一切只不过是为了别把我们的房子涂成蓝色。']</text:p>
          </table:table-cell>
          <table:table-cell/>
        </table:table-row>
        <table:table-row table:style-name="ro2">
          <table:table-cell office:value-type="string" calcext:value-type="string">
            <text:p>喜欢</text:p>
          </table:table-cell>
          <table:table-cell office:value-type="string" calcext:value-type="string">
            <text:p>['乌苏娜几乎象从前肩负全家重担时那么勤劳。然而现在，在黯然无光的暮年的孤独中，她却能异常敏锐地洞悉家中哪怕最小的事情，第一次清楚地知道了一些真情实况，而这些真情实况是她以前一直忙碌时无法知道的。']</text:p>
          </table:table-cell>
          <table:table-cell/>
        </table:table-row>
        <table:table-row table:style-name="ro3">
          <table:table-cell office:value-type="string" calcext:value-type="string">
            <text:p>喜欢</text:p>
          </table:table-cell>
          <table:table-cell office:value-type="string" calcext:value-type="string">
            <text:p>['“你适合打仗，”她说，“百发百中呢。”']</text:p>
          </table:table-cell>
          <table:table-cell/>
        </table:table-row>
        <table:table-row table:style-name="ro3">
          <table:table-cell office:value-type="string" calcext:value-type="string">
            <text:p>喜欢</text:p>
          </table:table-cell>
          <table:table-cell office:value-type="string" calcext:value-type="string">
            <text:p>['他逐渐明白，安度晚年的秘诀不是别的，而是跟孤独签订体面的协议。']</text:p>
          </table:table-cell>
          <table:table-cell/>
        </table:table-row>
        <table:table-row table:style-name="ro2">
          <table:table-cell office:value-type="string" calcext:value-type="string">
            <text:p>喜欢</text:p>
          </table:table-cell>
          <table:table-cell office:value-type="string" calcext:value-type="string">
            <text:p>['此时此刻连重议婚期的念头也会被视为大不敬，恋人关系就此永远停滞不前，沦为无人再去理会的倦怠爱情，仿佛昔日为了亲吻而熄灭灯火的情侣已被抛弃，屈从于死神的淫威。方向迷失，希望破灭，丽贝卡又开始吃土']</text:p>
          </table:table-cell>
          <table:table-cell/>
        </table:table-row>
        <table:table-row table:style-name="ro3">
          <table:table-cell office:value-type="string" calcext:value-type="string">
            <text:p>喜欢</text:p>
          </table:table-cell>
          <table:table-cell office:value-type="string" calcext:value-type="string">
            <text:p>['戈戈轻——树枝不断——戈戈死了。狄狄重——树枝断了——留下狄狄孤单单一个人。']</text:p>
          </table:table-cell>
          <table:table-cell/>
        </table:table-row>
        <table:table-row table:style-name="ro2">
          <table:table-cell office:value-type="string" calcext:value-type="string">
            <text:p>喜欢</text:p>
          </table:table-cell>
          <table:table-cell office:value-type="string" calcext:value-type="string">
            <text:p>['她本已心如死灰，在日常忧患的痛切\r', '打击下若无其事，却在怀旧伊始被击溃了防线。随着岁月的摧残，她对自怜自伤的需求渐渐沦为一种恶习。她在孤独中变得更有人情味。']</text:p>
          </table:table-cell>
          <table:table-cell/>
        </table:table-row>
        <table:table-row table:style-name="ro2">
          <table:table-cell office:value-type="string" calcext:value-type="string">
            <text:p>喜欢</text:p>
          </table:table-cell>
          <table:table-cell office:value-type="string" calcext:value-type="string">
            <text:p>['他往窗外望去，只见两个孩子赤脚待在阳光里曝晒的菜园里，他感觉从那一刻起他们才开始存在，从乌尔苏拉的咒语中诞生出来。']</text:p>
          </table:table-cell>
          <table:table-cell/>
        </table:table-row>
        <table:table-row table:style-name="ro1" table:number-rows-repeated="1048225">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UKai CN" style:font-family-asian="'AR PL UKai CN'"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2">0000/00/00</text:date>, <text:time>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2T21:10:24.475391246</dc:date>
    <meta:editing-duration>PT5M48S</meta:editing-duration>
    <meta:editing-cycles>1</meta:editing-cycles>
    <meta:document-statistic meta:table-count="1" meta:cell-count="701" meta:object-count="0"/>
    <meta:generator>LibreOffice/5.1.6.2$Linux_X86_64 LibreOffice_project/10m0$Build-2</meta:generator>
  </office:meta>
</office:document-meta>
</file>